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19/" manifest:media-type="application/vnd.oasis.opendocument.formula"/>
  <manifest:file-entry manifest:full-path="Object 22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27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24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29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26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23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Object 28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Object 25/" manifest:media-type="application/vnd.oasis.opendocument.formula"/>
  <manifest:file-entry manifest:full-path="content.xml" manifest:media-type="text/xml"/>
  <manifest:file-entry manifest:full-path="Object 21/content.xml" manifest:media-type="text/xml"/>
  <manifest:file-entry manifest:full-path="Object 20/content.xml" manifest:media-type="text/xml"/>
  <manifest:file-entry manifest:full-path="Object 19/content.xml" manifest:media-type="text/xml"/>
  <manifest:file-entry manifest:full-path="Object 18/content.xml" manifest:media-type="text/xml"/>
  <manifest:file-entry manifest:full-path="Object 17/content.xml" manifest:media-type="text/xml"/>
  <manifest:file-entry manifest:full-path="Object 16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9/content.xml" manifest:media-type="text/xml"/>
  <manifest:file-entry manifest:full-path="Object 28/content.xml" manifest:media-type="text/xml"/>
  <manifest:file-entry manifest:full-path="Object 27/content.xml" manifest:media-type="text/xml"/>
  <manifest:file-entry manifest:full-path="Object 26/content.xml" manifest:media-type="text/xml"/>
  <manifest:file-entry manifest:full-path="Object 25/content.xml" manifest:media-type="text/xml"/>
  <manifest:file-entry manifest:full-path="Object 15/content.xml" manifest:media-type="text/xml"/>
  <manifest:file-entry manifest:full-path="Object 14/content.xml" manifest:media-type="text/xml"/>
  <manifest:file-entry manifest:full-path="Object 13/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Object 5/content.xml" manifest:media-type="text/xml"/>
  <manifest:file-entry manifest:full-path="Object 7/content.xml" manifest:media-type="text/xml"/>
  <manifest:file-entry manifest:full-path="Object 12/content.xml" manifest:media-type="text/xml"/>
  <manifest:file-entry manifest:full-path="Object 11/content.xml" manifest:media-type="text/xml"/>
  <manifest:file-entry manifest:full-path="Object 6/content.xml" manifest:media-type="text/xml"/>
  <manifest:file-entry manifest:full-path="Object 9/content.xml" manifest:media-type="text/xml"/>
  <manifest:file-entry manifest:full-path="Object 8/content.xml" manifest:media-type="text/xml"/>
  <manifest:file-entry manifest:full-path="Object 10/content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1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3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format="1" text:display-levels="2">
        <style:list-level-properties text:space-before="1in" text:min-label-width="0.2812in" text:list-level-position-and-space-mode="label-alignment">
          <style:list-level-label-alignment text:label-followed-by="listtab" fo:margin-left="1.2812in" fo:text-indent="-0.2812in"/>
        </style:list-level-properties>
      </text:list-level-style-number>
      <text:list-level-style-number text:level="3" style:num-format="1" text:display-levels="3">
        <style:list-level-properties text:space-before="1.25in" text:min-label-width="0.5in" text:list-level-position-and-space-mode="label-alignment">
          <style:list-level-label-alignment text:label-followed-by="listtab" fo:margin-left="1.7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style:num-format="1" text:display-levels="5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6" style:num-format="1" text:display-levels="6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7" style:num-format="1" text:display-levels="7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  <text:list-level-style-number text:level="8" style:num-format="1" text:display-levels="8">
        <style:list-level-properties text:space-before="2.5in" text:min-label-width="1.25in" text:list-level-position-and-space-mode="label-alignment">
          <style:list-level-label-alignment text:label-followed-by="listtab" fo:margin-left="3.75in" fo:text-indent="-1.25in"/>
        </style:list-level-properties>
      </text:list-level-style-number>
      <text:list-level-style-number text:level="9" style:num-format="1" text:display-levels="9">
        <style:list-level-properties text:space-before="2.75in" text:min-label-width="1.25in" text:list-level-position-and-space-mode="label-alignment">
          <style:list-level-label-alignment text:label-followed-by="listtab" fo:margin-left="4in" fo:text-indent="-1.25in"/>
        </style:list-level-properties>
      </text:list-level-style-number>
    </text:list-style>
    <text:list-style style:name="LFO15">
      <text:list-level-style-number text:level="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6">
      <text:list-level-style-number text:level="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7">
      <text:list-level-style-number text:level="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8">
      <text:list-level-style-number text:level="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)" style:num-format="1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166in" text:min-label-width="0.125in" text:list-level-position-and-space-mode="label-alignment">
          <style:list-level-label-alignment text:label-followed-by="listtab" fo:margin-left="2.0416in" fo:text-indent="-0.125in"/>
        </style:list-level-properties>
      </text:list-level-style-number>
      <text:list-level-style-number text:level="4" style:num-suffix="." style:num-format="1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166in" text:min-label-width="0.125in" text:list-level-position-and-space-mode="label-alignment">
          <style:list-level-label-alignment text:label-followed-by="listtab" fo:margin-left="3.5416in" fo:text-indent="-0.125in"/>
        </style:list-level-properties>
      </text:list-level-style-number>
      <text:list-level-style-number text:level="7" style:num-suffix="." style:num-format="1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166in" text:min-label-width="0.125in" text:list-level-position-and-space-mode="label-alignment">
          <style:list-level-label-alignment text:label-followed-by="listtab" fo:margin-left="5.0416in" fo:text-indent="-0.125in"/>
        </style:list-level-properties>
      </text:list-level-style-number>
    </text:list-style>
    <text:list-style style:name="LFO21">
      <text:list-level-style-number text:level="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2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3">
      <text:list-level-style-number text:level="1" style:num-suffix=")" style:num-format="1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166in" text:min-label-width="0.125in" text:list-level-position-and-space-mode="label-alignment">
          <style:list-level-label-alignment text:label-followed-by="listtab" fo:margin-left="2.0416in" fo:text-indent="-0.125in"/>
        </style:list-level-properties>
      </text:list-level-style-number>
      <text:list-level-style-number text:level="4" style:num-suffix="." style:num-format="1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166in" text:min-label-width="0.125in" text:list-level-position-and-space-mode="label-alignment">
          <style:list-level-label-alignment text:label-followed-by="listtab" fo:margin-left="3.5416in" fo:text-indent="-0.125in"/>
        </style:list-level-properties>
      </text:list-level-style-number>
      <text:list-level-style-number text:level="7" style:num-suffix="." style:num-format="1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166in" text:min-label-width="0.125in" text:list-level-position-and-space-mode="label-alignment">
          <style:list-level-label-alignment text:label-followed-by="listtab" fo:margin-left="5.0416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P40" style:parent-style-name="TableContents" style:family="paragraph">
      <style:paragraph-properties fo:margin-left="0.4368in">
        <style:tab-stops/>
      </style:paragraph-properties>
    </style:style>
    <style:style style:name="P41" style:parent-style-name="TableContents" style:family="paragraph">
      <style:paragraph-properties fo:margin-left="0.4368in">
        <style:tab-stops/>
      </style:paragraph-properties>
    </style:style>
    <style:style style:name="TableRow42" style:family="table-row">
      <style:table-row-properties style:row-height="0.5986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margin-left="0.4368in">
        <style:tab-stops/>
      </style:paragraph-properties>
    </style:style>
    <style:style style:name="TableRow48" style:family="table-row">
      <style:table-row-properties style:row-height="0.55in" style:use-optimal-row-height="false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ableRow55" style:family="table-row">
      <style:table-row-properties style:row-height="0.5534in"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5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P68" style:parent-style-name="TableContents" style:family="paragraph">
      <style:paragraph-properties fo:margin-left="0.4368in">
        <style:tab-stops/>
      </style:paragraph-properties>
    </style:style>
    <style:style style:name="TableRow69" style:family="table-row">
      <style:table-row-properties style:row-height="0.5in" style:use-optimal-row-height="false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Cambria" style:family="paragraph">
      <style:paragraph-properties fo:margin-left="0.4368in">
        <style:tab-stops/>
      </style:paragraph-properties>
    </style:style>
    <style:style style:name="TableCell7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TableRow74" style:family="table-row">
      <style:table-row-properties style:row-height="0.5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Cambria" style:family="paragraph">
      <style:paragraph-properties fo:margin-left="0.4368in">
        <style:tab-stops/>
      </style:paragraph-properties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541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5493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TableRow94" style:family="table-row">
      <style:table-row-properties style:row-height="0.6208in"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9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margin-left="0.4368in">
        <style:tab-stops/>
      </style:paragraph-properties>
    </style:style>
    <style:style style:name="TableRow101" style:family="table-row">
      <style:table-row-properties style:row-height="0.5in" style:use-optimal-row-height="false"/>
    </style:style>
    <style:style style:name="TableCell102" style:family="table-cell">
      <style:table-cell-properties fo:border="none" style:writing-mode="lr-tb" fo:padding-top="0.0381in" fo:padding-left="0.0381in" fo:padding-bottom="0.0381in" fo:padding-right="0.0381in"/>
    </style:style>
    <style:style style:name="P103" style:parent-style-name="Standard" style:family="paragraph">
      <style:paragraph-properties fo:text-align="end" fo:margin-left="0.4368in">
        <style:tab-stops/>
      </style:paragraph-properties>
    </style:style>
    <style:style style:name="TableCell10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margin-left="0.4368in">
        <style:tab-stops/>
      </style:paragraph-properties>
    </style:style>
    <style:style style:name="P106" style:parent-style-name="Standard" style:family="paragraph">
      <style:text-properties style:font-name="Calibri" fo:color="#000000" fo:font-size="26pt" style:font-size-asian="26pt"/>
    </style:style>
    <style:style style:name="P107" style:parent-style-name="Standard" style:family="paragraph">
      <style:text-properties style:font-name="Arial" style:font-name-complex="Arial" fo:font-weight="bold" style:font-weight-asian="bold" fo:font-size="14pt" style:font-size-asian="14pt"/>
    </style:style>
    <style:style style:name="T108" style:parent-style-name="Fuentedepárrafopredeter." style:family="text">
      <style:text-properties style:font-name="Arial" style:font-name-complex="Arial"/>
    </style:style>
    <style:style style:name="P109" style:parent-style-name="Standard" style:family="paragraph">
      <style:text-properties style:font-name="Arial" style:font-name-complex="Arial"/>
    </style:style>
    <style:style style:name="T110" style:parent-style-name="Fuentedepárrafopredeter." style:family="text">
      <style:text-properties style:font-name="Arial" style:font-name-complex="Arial" fo:font-weight="bold" style:font-weight-asian="bold" fo:font-size="14pt" style:font-size-asian="14pt"/>
    </style:style>
    <style:style style:name="P111" style:parent-style-name="Standard" style:family="paragraph">
      <style:text-properties style:font-name="Arial" style:font-name-complex="Arial"/>
    </style:style>
    <style:style style:name="P112" style:parent-style-name="Standard" style:family="paragraph">
      <style:text-properties style:font-name="Arial" style:font-name-complex="Arial"/>
    </style:style>
    <style:style style:name="P113" style:parent-style-name="Standard" style:family="paragraph">
      <style:text-properties style:font-name="Arial" style:font-name-complex="Arial"/>
    </style:style>
    <style:style style:name="P114" style:parent-style-name="Párrafodelista" style:family="paragraph">
      <style:paragraph-properties fo:text-align="justify"/>
      <style:text-properties style:font-name="Arial" style:font-name-complex="Arial" fo:font-style="italic" style:font-style-asian="italic"/>
    </style:style>
    <style:style style:name="P115" style:parent-style-name="Párrafodelista" style:family="paragraph">
      <style:paragraph-properties fo:text-align="justify"/>
      <style:text-properties style:font-name="Arial" style:font-name-complex="Arial"/>
    </style:style>
    <style:style style:name="P116" style:parent-style-name="Párrafodelista" style:family="paragraph">
      <style:paragraph-properties fo:text-align="justify"/>
      <style:text-properties style:font-name="Arial" style:font-name-complex="Arial" fo:font-style="italic" style:font-style-asian="italic"/>
    </style:style>
    <style:style style:name="P117" style:parent-style-name="Párrafodelista" style:family="paragraph">
      <style:paragraph-properties fo:text-align="justify"/>
      <style:text-properties style:font-name="Arial" style:font-name-complex="Arial"/>
    </style:style>
    <style:style style:name="P118" style:parent-style-name="Párrafodelista" style:family="paragraph">
      <style:paragraph-properties fo:text-align="justify"/>
      <style:text-properties style:font-name="Arial" style:font-name-complex="Arial"/>
    </style:style>
    <style:style style:name="P119" style:parent-style-name="Párrafodelista" style:family="paragraph">
      <style:paragraph-properties fo:text-align="justify"/>
      <style:text-properties style:font-name="Arial" style:font-name-complex="Arial" fo:font-style="italic" style:font-style-asian="italic"/>
    </style:style>
    <style:style style:name="P120" style:parent-style-name="Párrafodelista" style:family="paragraph">
      <style:paragraph-properties fo:text-align="justify"/>
      <style:text-properties style:font-name="Arial" style:font-name-complex="Arial"/>
    </style:style>
    <style:style style:name="P121" style:parent-style-name="Párrafodelista" style:family="paragraph">
      <style:paragraph-properties fo:text-align="justify"/>
      <style:text-properties style:font-name="Arial" style:font-name-complex="Arial"/>
    </style:style>
    <style:style style:name="P122" style:parent-style-name="Párrafodelista" style:family="paragraph">
      <style:paragraph-properties fo:text-align="justify"/>
      <style:text-properties style:font-name="Arial" style:font-name-complex="Arial" fo:font-style="italic" style:font-style-asian="italic"/>
    </style:style>
    <style:style style:name="P123" style:parent-style-name="Párrafodelista" style:family="paragraph">
      <style:paragraph-properties fo:text-align="justify"/>
    </style:style>
    <style:style style:name="T124" style:parent-style-name="Fuentedepárrafopredeter." style:family="text">
      <style:text-properties style:font-name="Arial" style:font-name-complex="Arial"/>
    </style:style>
    <style:style style:name="T125" style:parent-style-name="Fuentedepárrafopredeter." style:family="text">
      <style:text-properties style:font-name="Arial" style:font-name-complex="Arial"/>
    </style:style>
    <style:style style:name="T126" style:parent-style-name="Fuentedepárrafopredeter." style:family="text">
      <style:text-properties style:font-name="Arial" style:font-name-complex="Arial"/>
    </style:style>
    <style:style style:name="T127" style:parent-style-name="Fuentedepárrafopredeter." style:family="text">
      <style:text-properties style:font-name="Arial" style:font-name-asian="Times New Roman" style:font-name-complex="Arial"/>
    </style:style>
    <style:style style:name="P128" style:parent-style-name="Párrafodelista" style:family="paragraph">
      <style:paragraph-properties fo:text-align="justify"/>
      <style:text-properties style:font-name="Arial" style:font-name-complex="Arial" fo:font-style="italic" style:font-style-asian="italic"/>
    </style:style>
    <style:style style:name="P129" style:parent-style-name="Párrafodelista" style:family="paragraph">
      <style:paragraph-properties fo:text-align="justify"/>
      <style:text-properties style:font-name="Arial" style:font-name-complex="Arial"/>
    </style:style>
    <style:style style:name="P130" style:parent-style-name="Párrafodelista" style:family="paragraph">
      <style:paragraph-properties fo:text-align="justify"/>
      <style:text-properties style:font-name="Arial" style:font-name-complex="Arial" fo:font-style="italic" style:font-style-asian="italic"/>
    </style:style>
    <style:style style:name="P131" style:parent-style-name="Párrafodelista" style:family="paragraph">
      <style:paragraph-properties fo:text-align="center"/>
    </style:style>
    <style:style style:name="P132" style:parent-style-name="Párrafodelista" style:family="paragraph">
      <style:paragraph-properties fo:text-align="justify"/>
      <style:text-properties style:font-name="Arial" style:font-name-asian="Times New Roman" style:font-name-complex="Arial" fo:font-style="italic" style:font-style-asian="italic"/>
    </style:style>
    <style:style style:name="P133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134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135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136" style:parent-style-name="Párrafodelista" style:family="paragraph">
      <style:paragraph-properties fo:text-align="justify" fo:margin-left="1in">
        <style:tab-stops/>
      </style:paragraph-properties>
      <style:text-properties style:font-name="Arial" style:font-name-asian="Times New Roman" style:font-name-complex="Arial"/>
    </style:style>
    <style:style style:name="P137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138" style:parent-style-name="Párrafodelista" style:family="paragraph">
      <style:paragraph-properties fo:text-align="justify"/>
    </style:style>
    <style:style style:name="T139" style:parent-style-name="Fuentedepárrafopredeter." style:family="text">
      <style:text-properties style:font-name="Arial" style:font-name-asian="Times New Roman" style:font-name-complex="Arial"/>
    </style:style>
    <style:style style:name="T140" style:parent-style-name="Fuentedepárrafopredeter." style:family="text">
      <style:text-properties style:font-name="Arial" style:font-name-asian="Times New Roman" style:font-name-complex="Arial"/>
    </style:style>
    <style:style style:name="P141" style:parent-style-name="Párrafodelista" style:family="paragraph">
      <style:paragraph-properties fo:text-align="justify" fo:margin-left="1.5in">
        <style:tab-stops/>
      </style:paragraph-properties>
      <style:text-properties style:font-name="Arial" style:font-name-asian="Times New Roman" style:font-name-complex="Arial"/>
    </style:style>
    <style:style style:name="P142" style:parent-style-name="Párrafodelista" style:family="paragraph">
      <style:paragraph-properties fo:text-align="justify" fo:margin-left="1.5in">
        <style:tab-stops/>
      </style:paragraph-properties>
      <style:text-properties style:font-name="Arial" style:font-name-asian="Times New Roman" style:font-name-complex="Arial"/>
    </style:style>
    <style:style style:name="P143" style:parent-style-name="Párrafodelista" style:family="paragraph">
      <style:paragraph-properties fo:text-align="justify"/>
    </style:style>
    <style:style style:name="T144" style:parent-style-name="Fuentedepárrafopredeter." style:family="text">
      <style:text-properties style:font-name="Arial" style:font-name-asian="Times New Roman" style:font-name-complex="Arial"/>
    </style:style>
    <style:style style:name="T145" style:parent-style-name="Fuentedepárrafopredeter." style:family="text">
      <style:text-properties style:font-name="Arial" style:font-name-asian="Times New Roman" style:font-name-complex="Arial"/>
    </style:style>
    <style:style style:name="T146" style:parent-style-name="Fuentedepárrafopredeter." style:family="text">
      <style:text-properties style:font-name="Arial" style:font-name-asian="Times New Roman" style:font-name-complex="Arial"/>
    </style:style>
    <style:style style:name="T147" style:parent-style-name="Fuentedepárrafopredeter." style:family="text">
      <style:text-properties style:font-name="Arial" style:font-name-asian="Times New Roman" style:font-name-complex="Arial"/>
    </style:style>
    <style:style style:name="T148" style:parent-style-name="Fuentedepárrafopredeter." style:family="text">
      <style:text-properties style:font-name="Arial" style:font-name-asian="Times New Roman" style:font-name-complex="Arial"/>
    </style:style>
    <style:style style:name="P149" style:parent-style-name="Párrafodelista" style:family="paragraph">
      <style:paragraph-properties fo:text-align="justify" fo:margin-left="1.5in">
        <style:tab-stops/>
      </style:paragraph-properties>
      <style:text-properties style:font-name="Arial" style:font-name-asian="Times New Roman" style:font-name-complex="Arial"/>
    </style:style>
    <style:style style:name="P150" style:parent-style-name="Párrafodelista" style:family="paragraph">
      <style:paragraph-properties fo:text-align="justify" fo:margin-left="1.5in">
        <style:tab-stops/>
      </style:paragraph-properties>
    </style:style>
    <style:style style:name="T151" style:parent-style-name="Fuentedepárrafopredeter." style:family="text">
      <style:text-properties style:font-name="Arial" style:font-name-asian="Times New Roman" style:font-name-complex="Arial"/>
    </style:style>
    <style:style style:name="T152" style:parent-style-name="Fuentedepárrafopredeter." style:family="text">
      <style:text-properties style:font-name="Arial" style:font-name-asian="Times New Roman" style:font-name-complex="Arial"/>
    </style:style>
    <style:style style:name="T153" style:parent-style-name="Fuentedepárrafopredeter." style:family="text">
      <style:text-properties style:font-name="Arial" style:font-name-asian="Times New Roman" style:font-name-complex="Arial"/>
    </style:style>
    <style:style style:name="P154" style:parent-style-name="Párrafodelista" style:family="paragraph">
      <style:paragraph-properties fo:text-align="justify" fo:margin-left="1.5in">
        <style:tab-stops/>
      </style:paragraph-properties>
    </style:style>
    <style:style style:name="T155" style:parent-style-name="Fuentedepárrafopredeter." style:family="text">
      <style:text-properties style:font-name="Arial" style:font-name-asian="Times New Roman" style:font-name-complex="Arial"/>
    </style:style>
    <style:style style:name="T156" style:parent-style-name="Fuentedepárrafopredeter." style:family="text">
      <style:text-properties style:font-name="Arial" style:font-name-asian="Times New Roman" style:font-name-complex="Arial"/>
    </style:style>
    <style:style style:name="T157" style:parent-style-name="Fuentedepárrafopredeter." style:family="text">
      <style:text-properties style:font-name="Arial" style:font-name-asian="Times New Roman" style:font-name-complex="Arial"/>
    </style:style>
    <style:style style:name="T158" style:parent-style-name="Fuentedepárrafopredeter." style:family="text">
      <style:text-properties style:font-name="Arial" style:font-name-asian="Times New Roman" style:font-name-complex="Arial"/>
    </style:style>
    <style:style style:name="P159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160" style:parent-style-name="Párrafodelista" style:family="paragraph">
      <style:paragraph-properties fo:text-align="justify" fo:margin-left="1in">
        <style:tab-stops/>
      </style:paragraph-properties>
    </style:style>
    <style:style style:name="T161" style:parent-style-name="Fuentedepárrafopredeter." style:family="text">
      <style:text-properties style:font-name="Arial" style:font-name-asian="Times New Roman" style:font-name-complex="Arial"/>
    </style:style>
    <style:style style:name="T162" style:parent-style-name="Fuentedepárrafopredeter." style:family="text">
      <style:text-properties style:font-name="Arial" style:font-name-asian="Times New Roman" style:font-name-complex="Arial"/>
    </style:style>
    <style:style style:name="T163" style:parent-style-name="Fuentedepárrafopredeter." style:family="text">
      <style:text-properties style:font-name="Arial" style:font-name-asian="Times New Roman" style:font-name-complex="Arial"/>
    </style:style>
    <style:style style:name="P164" style:parent-style-name="Párrafodelista" style:family="paragraph">
      <style:paragraph-properties fo:text-align="justify" fo:margin-left="1.5in">
        <style:tab-stops/>
      </style:paragraph-properties>
    </style:style>
    <style:style style:name="T165" style:parent-style-name="Fuentedepárrafopredeter." style:family="text">
      <style:text-properties style:font-name="Arial" style:font-name-asian="Times New Roman" style:font-name-complex="Arial"/>
    </style:style>
    <style:style style:name="T166" style:parent-style-name="Fuentedepárrafopredeter." style:family="text">
      <style:text-properties style:font-name="Arial" style:font-name-asian="Times New Roman" style:font-name-complex="Arial"/>
    </style:style>
    <style:style style:name="P167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168" style:parent-style-name="Párrafodelista" style:family="paragraph">
      <style:paragraph-properties fo:text-align="justify" fo:margin-left="1in">
        <style:tab-stops/>
      </style:paragraph-properties>
      <style:text-properties style:font-name="Arial" style:font-name-asian="Times New Roman" style:font-name-complex="Arial"/>
    </style:style>
    <style:style style:name="P169" style:parent-style-name="Párrafodelista" style:family="paragraph">
      <style:paragraph-properties fo:text-align="justify" fo:margin-left="1in">
        <style:tab-stops/>
      </style:paragraph-properties>
      <style:text-properties style:font-name="Arial" style:font-name-asian="Times New Roman" style:font-name-complex="Arial"/>
    </style:style>
    <style:style style:name="P170" style:parent-style-name="Párrafodelista" style:family="paragraph">
      <style:paragraph-properties fo:text-align="justify" fo:margin-left="1in">
        <style:tab-stops/>
      </style:paragraph-properties>
      <style:text-properties style:font-name="Arial" style:font-name-asian="Times New Roman" style:font-name-complex="Arial"/>
    </style:style>
    <style:style style:name="P171" style:parent-style-name="Párrafodelista" style:family="paragraph">
      <style:paragraph-properties fo:text-align="justify"/>
      <style:text-properties style:font-name="Arial" style:font-name-asian="Times New Roman" style:font-name-complex="Arial" fo:font-style="italic" style:font-style-asian="italic"/>
    </style:style>
    <style:style style:name="P172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173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174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175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176" style:parent-style-name="Párrafodelista" style:family="paragraph">
      <style:paragraph-properties fo:text-align="justify"/>
    </style:style>
    <style:style style:name="T177" style:parent-style-name="Fuentedepárrafopredeter." style:family="text">
      <style:text-properties style:font-name="Arial" style:font-name-asian="Times New Roman" style:font-name-complex="Arial"/>
    </style:style>
    <style:style style:name="T178" style:parent-style-name="Fuentedepárrafopredeter." style:family="text">
      <style:text-properties style:font-name="Arial" style:font-name-asian="Times New Roman" style:font-name-complex="Arial"/>
    </style:style>
    <style:style style:name="T179" style:parent-style-name="Fuentedepárrafopredeter." style:family="text">
      <style:text-properties style:font-name="Arial" style:font-name-asian="Times New Roman" style:font-name-complex="Arial" style:text-position="super 66.6%"/>
    </style:style>
    <style:style style:name="T180" style:parent-style-name="Fuentedepárrafopredeter." style:family="text">
      <style:text-properties style:font-name="Arial" style:font-name-asian="Times New Roman" style:font-name-complex="Arial"/>
    </style:style>
    <style:style style:name="T181" style:parent-style-name="Fuentedepárrafopredeter." style:family="text">
      <style:text-properties style:font-name="Arial" style:font-name-asian="Times New Roman" style:font-name-complex="Arial"/>
    </style:style>
    <style:style style:name="P182" style:parent-style-name="Párrafodelista" style:family="paragraph">
      <style:paragraph-properties fo:text-align="justify" fo:margin-left="0.75in">
        <style:tab-stops/>
      </style:paragraph-properties>
      <style:text-properties style:font-name="Arial" style:font-name-asian="Times New Roman" style:font-name-complex="Arial"/>
    </style:style>
    <style:style style:name="P183" style:parent-style-name="Párrafodelista" style:family="paragraph">
      <style:paragraph-properties fo:text-align="justify" fo:margin-left="0.75in">
        <style:tab-stops/>
      </style:paragraph-properties>
      <style:text-properties style:font-name="Arial" style:font-name-asian="Times New Roman" style:font-name-complex="Arial"/>
    </style:style>
    <style:style style:name="P184" style:parent-style-name="Párrafodelista" style:family="paragraph">
      <style:paragraph-properties fo:text-align="justify" fo:margin-left="0.75in">
        <style:tab-stops/>
      </style:paragraph-properties>
      <style:text-properties style:font-name="Arial" style:font-name-asian="Times New Roman" style:font-name-complex="Arial"/>
    </style:style>
    <style:style style:name="P185" style:parent-style-name="Párrafodelista" style:family="paragraph">
      <style:paragraph-properties fo:text-align="justify"/>
    </style:style>
    <style:style style:name="T186" style:parent-style-name="Fuentedepárrafopredeter." style:family="text">
      <style:text-properties style:font-name="Arial" style:font-name-asian="Times New Roman" style:font-name-complex="Arial" fo:color="#000000"/>
    </style:style>
    <style:style style:name="T187" style:parent-style-name="Fuentedepárrafopredeter." style:family="text">
      <style:text-properties style:font-name="Arial" style:font-name-asian="Times New Roman" style:font-name-complex="Arial"/>
    </style:style>
    <style:style style:name="P188" style:parent-style-name="Párrafodelista" style:family="paragraph">
      <style:paragraph-properties fo:text-align="justify" fo:line-height="300%"/>
    </style:style>
    <style:style style:name="T189" style:parent-style-name="Fuentedepárrafopredeter." style:family="text">
      <style:text-properties style:font-name="Arial" style:font-name-asian="Times New Roman" style:font-name-complex="Arial"/>
    </style:style>
    <style:style style:name="T190" style:parent-style-name="Fuentedepárrafopredeter." style:family="text">
      <style:text-properties style:font-name="Arial" style:font-name-asian="Times New Roman" style:font-name-complex="Arial"/>
    </style:style>
    <style:style style:name="T191" style:parent-style-name="Fuentedepárrafopredeter." style:family="text">
      <style:text-properties style:font-name="Arial" style:font-name-asian="Times New Roman" style:font-name-complex="Arial"/>
    </style:style>
    <style:style style:name="T192" style:parent-style-name="Fuentedepárrafopredeter." style:family="text">
      <style:text-properties style:font-name="Arial" style:font-name-asian="Times New Roman" style:font-name-complex="Arial"/>
    </style:style>
    <style:style style:name="P193" style:parent-style-name="Párrafodelista" style:family="paragraph">
      <style:paragraph-properties fo:text-align="justify" fo:line-height="300%" fo:margin-left="0.75in">
        <style:tab-stops/>
      </style:paragraph-properties>
    </style:style>
    <style:style style:name="T194" style:parent-style-name="Fuentedepárrafopredeter." style:family="text">
      <style:text-properties style:font-name="Arial" style:font-name-asian="Times New Roman" style:font-name-complex="Arial"/>
    </style:style>
    <style:style style:name="T195" style:parent-style-name="Fuentedepárrafopredeter." style:family="text">
      <style:text-properties style:font-name="Arial" style:font-name-asian="Times New Roman" style:font-name-complex="Arial"/>
    </style:style>
    <style:style style:name="P196" style:parent-style-name="Párrafodelista" style:family="paragraph">
      <style:paragraph-properties fo:text-align="justify" fo:line-height="300%" fo:margin-left="0.75in">
        <style:tab-stops/>
      </style:paragraph-properties>
    </style:style>
    <style:style style:name="T197" style:parent-style-name="Fuentedepárrafopredeter." style:family="text">
      <style:text-properties style:font-name="Arial" style:font-name-asian="Times New Roman" style:font-name-complex="Arial"/>
    </style:style>
    <style:style style:name="T198" style:parent-style-name="Fuentedepárrafopredeter." style:family="text">
      <style:text-properties style:font-name="Arial" style:font-name-asian="Times New Roman" style:font-name-complex="Arial"/>
    </style:style>
    <style:style style:name="P199" style:parent-style-name="Párrafodelista" style:family="paragraph">
      <style:paragraph-properties fo:text-align="justify" fo:line-height="300%" fo:margin-left="0.75in">
        <style:tab-stops/>
      </style:paragraph-properties>
    </style:style>
    <style:style style:name="T200" style:parent-style-name="Fuentedepárrafopredeter." style:family="text">
      <style:text-properties style:font-name="Arial" style:font-name-asian="Times New Roman" style:font-name-complex="Arial"/>
    </style:style>
    <style:style style:name="T201" style:parent-style-name="Fuentedepárrafopredeter." style:family="text">
      <style:text-properties style:font-name="Arial" style:font-name-asian="Times New Roman" style:font-name-complex="Arial"/>
    </style:style>
    <style:style style:name="T202" style:parent-style-name="Fuentedepárrafopredeter." style:family="text">
      <style:text-properties style:font-name="Arial" style:font-name-asian="Times New Roman" style:font-name-complex="Arial"/>
    </style:style>
    <style:style style:name="T203" style:parent-style-name="Fuentedepárrafopredeter." style:family="text">
      <style:text-properties style:font-name="Arial" style:font-name-asian="Times New Roman" style:font-name-complex="Arial"/>
    </style:style>
    <style:style style:name="T204" style:parent-style-name="Fuentedepárrafopredeter." style:family="text">
      <style:text-properties style:font-name="Arial" style:font-name-asian="Times New Roman" style:font-name-complex="Arial"/>
    </style:style>
    <style:style style:name="T205" style:parent-style-name="Fuentedepárrafopredeter." style:family="text">
      <style:text-properties style:font-name="Arial" style:font-name-asian="Times New Roman" style:font-name-complex="Arial"/>
    </style:style>
    <style:style style:name="T206" style:parent-style-name="Fuentedepárrafopredeter." style:family="text">
      <style:text-properties style:font-name="Arial" style:font-name-asian="Times New Roman" style:font-name-complex="Arial" style:language-asian="en" style:country-asian="US"/>
    </style:style>
    <style:style style:name="P207" style:parent-style-name="Párrafodelista" style:family="paragraph">
      <style:paragraph-properties fo:text-align="justify" fo:line-height="300%"/>
    </style:style>
    <style:style style:name="T208" style:parent-style-name="Fuentedepárrafopredeter." style:family="text">
      <style:text-properties style:font-name="Arial" style:font-name-asian="Times New Roman" style:font-name-complex="Arial" style:language-asian="en" style:country-asian="US"/>
    </style:style>
    <style:style style:name="P209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210" style:parent-style-name="Párrafodelista" style:family="paragraph">
      <style:paragraph-properties fo:text-align="justify"/>
      <style:text-properties style:font-name="Arial" style:font-name-asian="Times New Roman" style:font-name-complex="Arial" fo:font-style="italic" style:font-style-asian="italic"/>
    </style:style>
    <style:style style:name="P211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212" style:parent-style-name="Párrafodelista" style:family="paragraph">
      <style:paragraph-properties fo:text-align="justify"/>
      <style:text-properties style:font-name="Arial" style:font-name-asian="Times New Roman" style:font-name-complex="Arial" fo:font-style="italic" style:font-style-asian="italic"/>
    </style:style>
    <style:style style:name="P213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214" style:parent-style-name="Párrafodelista" style:family="paragraph">
      <style:paragraph-properties fo:text-align="justify"/>
      <style:text-properties style:font-name="Arial" style:font-name-asian="Times New Roman" style:font-name-complex="Arial" fo:font-style="italic" style:font-style-asian="italic"/>
    </style:style>
    <style:style style:name="P215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216" style:parent-style-name="Párrafodelista" style:family="paragraph">
      <style:paragraph-properties fo:text-align="justify"/>
      <style:text-properties style:font-name="Arial" style:font-name-asian="Times New Roman" style:font-name-complex="Arial" fo:font-style="italic" style:font-style-asian="italic"/>
    </style:style>
    <style:style style:name="P217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218" style:parent-style-name="Párrafodelista" style:family="paragraph">
      <style:paragraph-properties fo:text-align="justify"/>
      <style:text-properties style:font-name="Arial" style:font-name-asian="Times New Roman" style:font-name-complex="Arial" fo:font-style="italic" style:font-style-asian="italic"/>
    </style:style>
    <style:style style:name="P219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220" style:parent-style-name="Párrafodelista" style:family="paragraph">
      <style:paragraph-properties fo:text-align="justify"/>
      <style:text-properties style:font-name="Arial" style:font-name-asian="Times New Roman" style:font-name-complex="Arial" fo:font-style="italic" style:font-style-asian="italic"/>
    </style:style>
    <style:style style:name="P221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222" style:parent-style-name="Párrafodelista" style:family="paragraph">
      <style:paragraph-properties fo:text-align="justify"/>
      <style:text-properties style:font-name="Arial" style:font-name-asian="Times New Roman" style:font-name-complex="Arial" fo:font-style="italic" style:font-style-asian="italic"/>
    </style:style>
    <style:style style:name="P223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224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225" style:parent-style-name="Párrafodelista" style:family="paragraph">
      <style:paragraph-properties fo:text-align="justify"/>
    </style:style>
    <style:style style:name="T226" style:parent-style-name="Fuentedepárrafopredeter." style:family="text">
      <style:text-properties style:font-name="Arial" style:font-name-asian="Times New Roman" style:font-name-complex="Arial"/>
    </style:style>
    <style:style style:name="T227" style:parent-style-name="Fuentedepárrafopredeter." style:family="text">
      <style:text-properties style:font-name="Arial" style:font-name-asian="Times New Roman" style:font-name-complex="Arial"/>
    </style:style>
    <style:style style:name="P228" style:parent-style-name="Párrafodelista" style:family="paragraph">
      <style:paragraph-properties fo:text-align="justify" fo:margin-left="1.5in">
        <style:tab-stops/>
      </style:paragraph-properties>
      <style:text-properties style:font-name="Arial" style:font-name-asian="Times New Roman" style:font-name-complex="Arial"/>
    </style:style>
    <style:style style:name="P229" style:parent-style-name="Párrafodelista" style:family="paragraph">
      <style:paragraph-properties fo:text-align="justify" fo:margin-left="1.5in">
        <style:tab-stops/>
      </style:paragraph-properties>
      <style:text-properties style:font-name="Arial" style:font-name-asian="Times New Roman" style:font-name-complex="Arial"/>
    </style:style>
    <style:style style:name="P230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231" style:parent-style-name="Párrafodelista" style:family="paragraph">
      <style:paragraph-properties fo:text-align="justify" fo:margin-left="1in">
        <style:tab-stops/>
      </style:paragraph-properties>
      <style:text-properties style:font-name="Arial" style:font-name-asian="Times New Roman" style:font-name-complex="Arial"/>
    </style:style>
    <style:style style:name="P232" style:parent-style-name="Párrafodelista" style:family="paragraph">
      <style:paragraph-properties fo:text-align="justify" fo:margin-left="1in">
        <style:tab-stops/>
      </style:paragraph-properties>
      <style:text-properties style:font-name="Arial" style:font-name-asian="Times New Roman" style:font-name-complex="Arial"/>
    </style:style>
    <style:style style:name="P233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234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235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236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237" style:parent-style-name="Párrafodelista" style:family="paragraph">
      <style:paragraph-properties fo:text-align="justify" fo:margin-left="1in">
        <style:tab-stops/>
      </style:paragraph-properties>
      <style:text-properties style:font-name="Arial" style:font-name-asian="Times New Roman" style:font-name-complex="Arial"/>
    </style:style>
    <style:style style:name="P238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239" style:parent-style-name="Párrafodelista" style:family="paragraph">
      <style:paragraph-properties fo:text-align="justify"/>
      <style:text-properties style:font-name="Arial" style:font-name-asian="Times New Roman" style:font-name-complex="Arial" fo:font-style="italic" style:font-style-asian="italic"/>
    </style:style>
    <style:style style:name="P240" style:parent-style-name="Párrafodelista" style:family="paragraph">
      <style:paragraph-properties fo:text-align="justify" fo:margin-top="0.0694in" fo:line-height="300%"/>
      <style:text-properties style:font-name="Arial" style:font-name-asian="Times New Roman" style:font-name-complex="Arial"/>
    </style:style>
    <style:style style:name="P241" style:parent-style-name="Párrafodelista" style:family="paragraph">
      <style:paragraph-properties fo:text-align="justify" fo:margin-top="0.0694in" fo:line-height="300%"/>
      <style:text-properties style:font-name="Arial" style:font-name-asian="Times New Roman" style:font-name-complex="Arial"/>
    </style:style>
    <style:style style:name="P242" style:parent-style-name="Párrafodelista" style:family="paragraph">
      <style:paragraph-properties fo:text-align="justify" fo:margin-top="0.0694in" fo:line-height="300%"/>
      <style:text-properties style:font-name="Arial" style:font-name-asian="Times New Roman" style:font-name-complex="Arial"/>
    </style:style>
    <style:style style:name="P243" style:parent-style-name="Párrafodelista" style:family="paragraph">
      <style:paragraph-properties fo:text-align="justify" fo:margin-top="0.0694in" fo:line-height="300%"/>
      <style:text-properties style:font-name="Arial" style:font-name-asian="Times New Roman" style:font-name-complex="Arial"/>
    </style:style>
    <style:style style:name="P244" style:parent-style-name="Párrafodelista" style:family="paragraph">
      <style:paragraph-properties fo:text-align="justify" fo:margin-top="0.0694in" fo:line-height="300%" fo:margin-left="1in">
        <style:tab-stops/>
      </style:paragraph-properties>
      <style:text-properties style:font-name="Arial" style:font-name-asian="Times New Roman" style:font-name-complex="Arial"/>
    </style:style>
    <style:style style:name="P245" style:parent-style-name="Párrafodelista" style:family="paragraph">
      <style:paragraph-properties fo:text-align="justify" fo:margin-top="0.0694in" fo:line-height="300%"/>
      <style:text-properties style:font-name="Arial" style:font-name-asian="Times New Roman" style:font-name-complex="Arial"/>
    </style:style>
    <style:style style:name="P246" style:parent-style-name="Párrafodelista" style:family="paragraph">
      <style:paragraph-properties fo:text-align="justify" fo:margin-top="0.0694in" fo:line-height="300%" fo:margin-left="1in">
        <style:tab-stops/>
      </style:paragraph-properties>
      <style:text-properties style:font-name="Arial" style:font-name-asian="Times New Roman" style:font-name-complex="Arial"/>
    </style:style>
    <style:style style:name="P247" style:parent-style-name="Párrafodelista" style:family="paragraph">
      <style:paragraph-properties fo:text-align="justify" fo:margin-top="0.0694in" fo:line-height="300%" fo:margin-left="1in">
        <style:tab-stops/>
      </style:paragraph-properties>
      <style:text-properties style:font-name="Arial" style:font-name-asian="Times New Roman" style:font-name-complex="Arial"/>
    </style:style>
    <style:style style:name="P248" style:parent-style-name="Párrafodelista" style:family="paragraph">
      <style:paragraph-properties fo:text-align="justify" fo:margin-top="0.0694in" fo:line-height="300%"/>
      <style:text-properties style:font-name="Arial" style:font-name-asian="Times New Roman" style:font-name-complex="Arial"/>
    </style:style>
    <style:style style:name="P249" style:parent-style-name="Párrafodelista" style:family="paragraph">
      <style:paragraph-properties fo:text-align="justify" fo:margin-top="0.0694in" fo:line-height="300%" fo:margin-left="1in">
        <style:tab-stops/>
      </style:paragraph-properties>
      <style:text-properties style:font-name="Arial" style:font-name-asian="Times New Roman" style:font-name-complex="Arial"/>
    </style:style>
    <style:style style:name="P250" style:parent-style-name="Párrafodelista" style:family="paragraph">
      <style:paragraph-properties fo:text-align="justify" fo:margin-top="0.0694in" fo:line-height="300%" fo:margin-left="1in">
        <style:tab-stops/>
      </style:paragraph-properties>
      <style:text-properties style:font-name="Arial" style:font-name-asian="Times New Roman" style:font-name-complex="Arial"/>
    </style:style>
    <style:style style:name="P251" style:parent-style-name="Párrafodelista" style:family="paragraph">
      <style:paragraph-properties fo:text-align="justify" fo:margin-top="0.0694in" fo:line-height="300%" fo:margin-left="1in">
        <style:tab-stops/>
      </style:paragraph-properties>
      <style:text-properties style:font-name="Arial" style:font-name-asian="Times New Roman" style:font-name-complex="Arial"/>
    </style:style>
    <style:style style:name="P252" style:parent-style-name="Párrafodelista" style:family="paragraph">
      <style:paragraph-properties fo:text-align="justify" fo:margin-top="0.0694in" fo:line-height="300%" fo:margin-left="1in">
        <style:tab-stops/>
      </style:paragraph-properties>
      <style:text-properties style:font-name="Arial" style:font-name-asian="Times New Roman" style:font-name-complex="Arial"/>
    </style:style>
    <style:style style:name="P253" style:parent-style-name="Párrafodelista" style:family="paragraph">
      <style:paragraph-properties fo:text-align="justify" fo:margin-top="0.0694in" fo:line-height="300%"/>
      <style:text-properties style:font-name="Arial" style:font-name-asian="Times New Roman" style:font-name-complex="Arial"/>
    </style:style>
    <style:style style:name="P254" style:parent-style-name="Párrafodelista" style:family="paragraph">
      <style:paragraph-properties fo:text-align="justify" fo:margin-top="0.0694in" fo:line-height="300%"/>
      <style:text-properties style:font-name="Arial" style:font-name-asian="Times New Roman" style:font-name-complex="Arial"/>
    </style:style>
    <style:style style:name="P255" style:parent-style-name="Normal" style:family="paragraph">
      <style:paragraph-properties fo:text-align="justify" fo:margin-top="0.0694in" fo:line-height="300%"/>
      <style:text-properties style:font-name="Arial" style:font-name-asian="Times New Roman" style:font-name-complex="Arial"/>
    </style:style>
    <style:style style:name="P256" style:parent-style-name="Normal" style:family="paragraph">
      <style:paragraph-properties fo:text-align="justify" fo:margin-top="0.0694in" fo:line-height="300%"/>
      <style:text-properties style:font-name="Arial" style:font-name-asian="Times New Roman" style:font-name-complex="Arial"/>
    </style:style>
    <style:style style:name="P257" style:parent-style-name="Párrafodelista" style:family="paragraph">
      <style:paragraph-properties fo:text-align="justify"/>
    </style:style>
    <style:style style:name="T258" style:parent-style-name="Fuentedepárrafopredeter." style:family="text">
      <style:text-properties style:font-name="Arial" style:font-name-asian="Times New Roman" style:font-name-complex="Arial"/>
    </style:style>
    <style:style style:name="T259" style:parent-style-name="Fuentedepárrafopredeter." style:family="text">
      <style:text-properties style:font-name="Arial" style:font-name-asian="Times New Roman" style:font-name-complex="Arial" style:text-position="sub 66.6%"/>
    </style:style>
    <style:style style:name="T260" style:parent-style-name="Fuentedepárrafopredeter." style:family="text">
      <style:text-properties style:font-name="Arial" style:font-name-asian="Times New Roman" style:font-name-complex="Arial"/>
    </style:style>
    <style:style style:name="T261" style:parent-style-name="Fuentedepárrafopredeter." style:family="text">
      <style:text-properties style:font-name="Arial" style:font-name-asian="Times New Roman" style:font-name-complex="Arial" style:text-position="sub 66.6%"/>
    </style:style>
    <style:style style:name="P262" style:parent-style-name="Párrafodelista" style:family="paragraph">
      <style:paragraph-properties fo:text-align="justify"/>
      <style:text-properties style:font-name="Arial" style:font-name-asian="Times New Roman" style:font-name-complex="Arial" fo:font-style="italic" style:font-style-asian="italic"/>
    </style:style>
    <style:style style:name="P263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264" style:parent-style-name="Párrafodelista" style:family="paragraph">
      <style:paragraph-properties fo:text-align="justify"/>
      <style:text-properties style:font-name="Arial" style:font-name-asian="Times New Roman" style:font-name-complex="Arial" fo:font-style="italic" style:font-style-asian="italic"/>
    </style:style>
    <style:style style:name="P265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266" style:parent-style-name="Párrafodelista" style:family="paragraph">
      <style:paragraph-properties fo:text-align="justify"/>
      <style:text-properties style:font-name="Arial" style:font-name-asian="Times New Roman" style:font-name-complex="Arial" fo:font-style="italic" style:font-style-asian="italic"/>
    </style:style>
    <style:style style:name="P267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268" style:parent-style-name="Párrafodelista" style:family="paragraph">
      <style:paragraph-properties fo:text-align="justify"/>
      <style:text-properties style:font-name="Arial" style:font-name-asian="Times New Roman" style:font-name-complex="Arial" fo:font-style="italic" style:font-style-asian="italic"/>
    </style:style>
    <style:style style:name="P269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270" style:parent-style-name="Párrafodelista" style:family="paragraph">
      <style:paragraph-properties fo:text-align="justify"/>
      <style:text-properties style:font-name="Arial" style:font-name-asian="Times New Roman" style:font-name-complex="Arial" fo:font-style="italic" style:font-style-asian="italic"/>
    </style:style>
    <style:style style:name="P271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272" style:parent-style-name="Párrafodelista" style:family="paragraph">
      <style:paragraph-properties fo:text-align="justify"/>
      <style:text-properties style:font-name="Arial" style:font-name-asian="Times New Roman" style:font-name-complex="Arial" fo:font-style="italic" style:font-style-asian="italic"/>
    </style:style>
    <style:style style:name="P273" style:parent-style-name="Párrafodelista" style:family="paragraph">
      <style:paragraph-properties fo:text-align="justify"/>
    </style:style>
    <style:style style:name="T274" style:parent-style-name="Fuentedepárrafopredeter." style:family="text">
      <style:text-properties style:font-name="Arial" style:font-name-asian="Times New Roman" style:font-name-complex="Arial"/>
    </style:style>
    <style:style style:name="T275" style:parent-style-name="Fuentedepárrafopredeter." style:family="text">
      <style:text-properties style:font-name="Arial" style:font-name-asian="Times New Roman" style:font-name-complex="Arial"/>
    </style:style>
    <style:style style:name="T276" style:parent-style-name="Fuentedepárrafopredeter." style:family="text">
      <style:text-properties style:font-name="Arial" style:font-name-asian="Times New Roman" style:font-name-complex="Arial"/>
    </style:style>
    <style:style style:name="T277" style:parent-style-name="Fuentedepárrafopredeter." style:family="text">
      <style:text-properties style:font-name="Arial" style:font-name-asian="Times New Roman" style:font-name-complex="Arial"/>
    </style:style>
    <style:style style:name="P278" style:parent-style-name="Párrafodelista" style:family="paragraph">
      <style:paragraph-properties fo:text-align="justify"/>
    </style:style>
    <style:style style:name="T279" style:parent-style-name="Fuentedepárrafopredeter." style:family="text">
      <style:text-properties style:font-name="Arial" style:font-name-asian="Times New Roman" style:font-name-complex="Arial"/>
    </style:style>
    <style:style style:name="T280" style:parent-style-name="Fuentedepárrafopredeter." style:family="text">
      <style:text-properties style:font-name="Arial" style:font-name-asian="Times New Roman" style:font-name-complex="Arial"/>
    </style:style>
    <style:style style:name="T281" style:parent-style-name="Fuentedepárrafopredeter." style:family="text">
      <style:text-properties style:font-name="Arial" style:font-name-asian="Times New Roman" style:font-name-complex="Arial"/>
    </style:style>
    <style:style style:name="T282" style:parent-style-name="Fuentedepárrafopredeter." style:family="text">
      <style:text-properties style:font-name="Arial" style:font-name-asian="Times New Roman" style:font-name-complex="Arial"/>
    </style:style>
    <style:style style:name="T283" style:parent-style-name="Fuentedepárrafopredeter." style:family="text">
      <style:text-properties style:font-name="Arial" style:font-name-asian="Times New Roman" style:font-name-complex="Arial" fo:font-weight="bold" style:font-weight-asian="bold"/>
    </style:style>
    <style:style style:name="P284" style:parent-style-name="Párrafodelista" style:family="paragraph">
      <style:paragraph-properties fo:text-align="justify"/>
    </style:style>
    <style:style style:name="T285" style:parent-style-name="Fuentedepárrafopredeter." style:family="text">
      <style:text-properties style:font-name="Cambria Math" style:font-name-asian="Times New Roman" style:font-name-complex="Arial"/>
    </style:style>
    <style:style style:name="T286" style:parent-style-name="Fuentedepárrafopredeter." style:family="text">
      <style:text-properties style:font-name="Arial" style:font-name-asian="Times New Roman" style:font-name-complex="Arial" fo:font-style="italic" style:font-style-asian="italic"/>
    </style:style>
    <style:style style:name="P287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288" style:parent-style-name="Párrafodelista" style:family="paragraph">
      <style:paragraph-properties fo:text-align="justify"/>
      <style:text-properties style:font-name="Arial" style:font-name-asian="Times New Roman" style:font-name-complex="Arial"/>
    </style:style>
    <style:style style:name="P289" style:parent-style-name="Párrafodelista" style:family="paragraph">
      <style:text-properties style:font-name="Arial" style:font-name-asian="Times New Roman" style:font-name-complex="Arial"/>
    </style:style>
    <style:style style:name="P290" style:parent-style-name="Párrafodelista" style:family="paragraph">
      <style:paragraph-properties fo:margin-left="1.5in">
        <style:tab-stops/>
      </style:paragraph-properties>
      <style:text-properties style:font-name="Arial" style:font-name-asian="Times New Roman" style:font-name-complex="Arial"/>
    </style:style>
    <style:style style:name="P291" style:parent-style-name="Párrafodelista" style:family="paragraph">
      <style:paragraph-properties fo:margin-left="1.5in">
        <style:tab-stops/>
      </style:paragraph-properties>
      <style:text-properties style:font-name="Arial" style:font-name-asian="Times New Roman" style:font-name-complex="Arial"/>
    </style:style>
    <style:style style:name="P292" style:parent-style-name="Párrafodelista" style:family="paragraph">
      <style:paragraph-properties fo:margin-left="1.5in">
        <style:tab-stops/>
      </style:paragraph-properties>
      <style:text-properties style:font-name="Arial" style:font-name-asian="Times New Roman" style:font-name-complex="Arial"/>
    </style:style>
    <style:style style:name="P293" style:parent-style-name="Párrafodelista" style:family="paragraph">
      <style:text-properties style:font-name="Arial" style:font-name-asian="Times New Roman" style:font-name-complex="Arial"/>
    </style:style>
    <style:style style:name="P294" style:parent-style-name="Párrafodelista" style:family="paragraph">
      <style:paragraph-properties fo:margin-left="1in">
        <style:tab-stops/>
      </style:paragraph-properties>
    </style:style>
    <style:style style:name="T295" style:parent-style-name="Fuentedepárrafopredeter." style:family="text">
      <style:text-properties style:font-name="Arial" style:font-name-asian="Times New Roman" style:font-name-complex="Arial"/>
    </style:style>
    <style:style style:name="T296" style:parent-style-name="Fuentedepárrafopredeter." style:family="text">
      <style:text-properties style:font-name="Arial" style:font-name-asian="Times New Roman" style:font-name-complex="Arial" fo:font-weight="bold" style:font-weight-asian="bold"/>
    </style:style>
    <style:style style:name="T297" style:parent-style-name="Fuentedepárrafopredeter." style:family="text">
      <style:text-properties style:font-name="Arial" style:font-name-asian="Times New Roman" style:font-name-complex="Arial"/>
    </style:style>
    <style:style style:name="P298" style:parent-style-name="Párrafodelista" style:family="paragraph">
      <style:paragraph-properties fo:margin-left="1.5in">
        <style:tab-stops/>
      </style:paragraph-properties>
      <style:text-properties style:font-name="Arial" style:font-name-asian="Times New Roman" style:font-name-complex="Arial"/>
    </style:style>
    <style:style style:name="P299" style:parent-style-name="Párrafodelista" style:family="paragraph">
      <style:paragraph-properties fo:margin-left="1.5in">
        <style:tab-stops/>
      </style:paragraph-properties>
      <style:text-properties style:font-name="Arial" style:font-name-asian="Times New Roman" style:font-name-complex="Arial"/>
    </style:style>
    <style:style style:name="P300" style:parent-style-name="Párrafodelista" style:family="paragraph">
      <style:paragraph-properties fo:margin-left="1.5in">
        <style:tab-stops/>
      </style:paragraph-properties>
    </style:style>
    <style:style style:name="T301" style:parent-style-name="Fuentedepárrafopredeter." style:family="text">
      <style:text-properties style:font-name="Arial" style:font-name-asian="Times New Roman" style:font-name-complex="Arial"/>
    </style:style>
    <style:style style:name="T302" style:parent-style-name="Fuentedepárrafopredeter." style:family="text">
      <style:text-properties style:font-name="Arial" style:font-name-asian="Times New Roman" style:font-name-complex="Arial"/>
    </style:style>
    <style:style style:name="T303" style:parent-style-name="Fuentedepárrafopredeter." style:family="text">
      <style:text-properties style:font-name="Arial" style:font-name-asian="Times New Roman" style:font-name-complex="Arial"/>
    </style:style>
    <style:style style:name="T304" style:parent-style-name="Fuentedepárrafopredeter." style:family="text">
      <style:text-properties style:font-name="Arial" style:font-name-asian="Times New Roman" style:font-name-complex="Arial" style:text-position="sub 66.6%"/>
    </style:style>
    <style:style style:name="T305" style:parent-style-name="Fuentedepárrafopredeter." style:family="text">
      <style:text-properties style:font-name="Arial" style:font-name-asian="Times New Roman" style:font-name-complex="Arial"/>
    </style:style>
    <style:style style:name="T306" style:parent-style-name="Fuentedepárrafopredeter." style:family="text">
      <style:text-properties style:font-name="Arial" style:font-name-asian="Times New Roman" style:font-name-complex="Arial"/>
    </style:style>
    <style:style style:name="T307" style:parent-style-name="Fuentedepárrafopredeter." style:family="text">
      <style:text-properties style:font-name="Arial" style:font-name-asian="Times New Roman" style:font-name-complex="Arial" style:language-asian="en" style:country-asian="US"/>
    </style:style>
    <style:style style:name="P308" style:parent-style-name="Párrafodelista" style:family="paragraph">
      <style:paragraph-properties fo:margin-left="1.5in">
        <style:tab-stops/>
      </style:paragraph-properties>
    </style:style>
    <style:style style:name="T309" style:parent-style-name="Fuentedepárrafopredeter." style:family="text">
      <style:text-properties style:font-name="Arial" style:font-name-asian="Times New Roman" style:font-name-complex="Arial"/>
    </style:style>
    <style:style style:name="T310" style:parent-style-name="Fuentedepárrafopredeter." style:family="text">
      <style:text-properties style:font-name="Arial" style:font-name-asian="Times New Roman" style:font-name-complex="Arial"/>
    </style:style>
    <style:style style:name="P311" style:parent-style-name="Párrafodelista" style:family="paragraph">
      <style:text-properties style:font-name="Arial" style:font-name-asian="Times New Roman" style:font-name-complex="Arial"/>
    </style:style>
    <style:style style:name="P312" style:parent-style-name="Párrafodelista" style:family="paragraph">
      <style:paragraph-properties fo:margin-left="1in">
        <style:tab-stops/>
      </style:paragraph-properties>
    </style:style>
    <style:style style:name="T313" style:parent-style-name="Fuentedepárrafopredeter." style:family="text">
      <style:text-properties style:font-name="Arial" style:font-name-asian="Times New Roman" style:font-name-complex="Arial"/>
    </style:style>
    <style:style style:name="P314" style:parent-style-name="Párrafodelista" style:family="paragraph">
      <style:paragraph-properties fo:margin-left="1.5in">
        <style:tab-stops/>
      </style:paragraph-properties>
      <style:text-properties style:font-name="Arial" style:font-name-asian="Times New Roman" style:font-name-complex="Arial"/>
    </style:style>
    <style:style style:name="P315" style:parent-style-name="Párrafodelista" style:family="paragraph">
      <style:paragraph-properties fo:margin-left="1.5in">
        <style:tab-stops/>
      </style:paragraph-properties>
      <style:text-properties style:font-name="Arial" style:font-name-asian="Times New Roman" style:font-name-complex="Arial"/>
    </style:style>
    <style:style style:name="P316" style:parent-style-name="Párrafodelista" style:family="paragraph">
      <style:paragraph-properties fo:margin-left="1.5in">
        <style:tab-stops/>
      </style:paragraph-properties>
      <style:text-properties style:font-name="Arial" style:font-name-asian="Times New Roman" style:font-name-complex="Arial"/>
    </style:style>
    <style:style style:name="P317" style:parent-style-name="Párrafodelista" style:family="paragraph">
      <style:paragraph-properties fo:margin-left="1.5in">
        <style:tab-stops/>
      </style:paragraph-properties>
    </style:style>
    <style:style style:name="T318" style:parent-style-name="Fuentedepárrafopredeter." style:family="text">
      <style:text-properties style:font-name="Arial" style:font-name-asian="Times New Roman" style:font-name-complex="Arial"/>
    </style:style>
    <style:style style:name="T319" style:parent-style-name="Fuentedepárrafopredeter." style:family="text">
      <style:text-properties style:font-name="Arial" style:font-name-asian="Times New Roman" style:font-name-complex="Arial"/>
    </style:style>
    <style:style style:name="T320" style:parent-style-name="Fuentedepárrafopredeter." style:family="text">
      <style:text-properties style:font-name="Arial" style:font-name-asian="Times New Roman" style:font-name-complex="Arial"/>
    </style:style>
    <style:style style:name="T321" style:parent-style-name="Fuentedepárrafopredeter." style:family="text">
      <style:text-properties style:font-name="Arial" style:font-name-asian="Times New Roman" style:font-name-complex="Arial" style:text-position="sub 66.6%"/>
    </style:style>
    <style:style style:name="T322" style:parent-style-name="Fuentedepárrafopredeter." style:family="text">
      <style:text-properties style:font-name="Arial" style:font-name-asian="Times New Roman" style:font-name-complex="Arial"/>
    </style:style>
    <style:style style:name="T323" style:parent-style-name="Fuentedepárrafopredeter." style:family="text">
      <style:text-properties style:font-name="Arial" style:font-name-asian="Times New Roman" style:font-name-complex="Arial" style:text-position="sub 66.6%"/>
    </style:style>
    <style:style style:name="T324" style:parent-style-name="Fuentedepárrafopredeter." style:family="text">
      <style:text-properties style:font-name="Arial" style:font-name-asian="Times New Roman" style:font-name-complex="Arial"/>
    </style:style>
    <style:style style:name="T325" style:parent-style-name="Fuentedepárrafopredeter." style:family="text">
      <style:text-properties style:font-name="Arial" style:font-name-asian="Times New Roman" style:font-name-complex="Arial" style:text-position="sub 66.6%"/>
    </style:style>
    <style:style style:name="T326" style:parent-style-name="Fuentedepárrafopredeter." style:family="text">
      <style:text-properties style:font-name="Arial" style:font-name-asian="Times New Roman" style:font-name-complex="Arial"/>
    </style:style>
    <style:style style:name="P327" style:parent-style-name="Párrafodelista" style:family="paragraph">
      <style:paragraph-properties fo:margin-left="1.5in">
        <style:tab-stops/>
      </style:paragraph-properties>
      <style:text-properties style:font-name="Arial" style:font-name-asian="Times New Roman" style:font-name-complex="Arial"/>
    </style:style>
    <style:style style:name="P328" style:parent-style-name="Párrafodelista" style:family="paragraph"/>
    <style:style style:name="T329" style:parent-style-name="Fuentedepárrafopredeter." style:family="text">
      <style:text-properties style:font-name="Arial" style:font-name-asian="Times New Roman" style:font-name-complex="Arial"/>
    </style:style>
    <style:style style:name="T330" style:parent-style-name="Fuentedepárrafopredeter." style:family="text">
      <style:text-properties style:font-name="Arial" style:font-name-asian="Times New Roman" style:font-name-complex="Arial" style:text-position="sub 66.6%"/>
    </style:style>
    <style:style style:name="T331" style:parent-style-name="Fuentedepárrafopredeter." style:family="text">
      <style:text-properties style:font-name="Arial" style:font-name-asian="Times New Roman" style:font-name-complex="Arial"/>
    </style:style>
    <style:style style:name="P332" style:parent-style-name="Párrafodelista" style:family="paragraph"/>
    <style:style style:name="T333" style:parent-style-name="Fuentedepárrafopredeter." style:family="text">
      <style:text-properties style:font-name="Arial" style:font-name-asian="Times New Roman" style:font-name-complex="Arial"/>
    </style:style>
    <style:style style:name="T334" style:parent-style-name="Fuentedepárrafopredeter." style:family="text">
      <style:text-properties style:font-name="Arial" style:font-name-asian="Times New Roman" style:font-name-complex="Arial" style:text-position="sub 66.6%"/>
    </style:style>
    <style:style style:name="T335" style:parent-style-name="Fuentedepárrafopredeter." style:family="text">
      <style:text-properties style:font-name="Arial" style:font-name-asian="Times New Roman" style:font-name-complex="Arial"/>
    </style:style>
    <style:style style:name="P336" style:parent-style-name="Párrafodelista" style:family="paragraph">
      <style:text-properties style:font-name="Arial" style:font-name-asian="Times New Roman" style:font-name-complex="Arial"/>
    </style:style>
    <style:style style:name="P337" style:parent-style-name="Párrafodelista" style:family="paragraph">
      <style:text-properties style:font-name="Arial" style:font-name-asian="Times New Roman" style:font-name-complex="Arial"/>
    </style:style>
    <style:style style:name="P338" style:parent-style-name="Párrafodelista" style:family="paragraph">
      <style:text-properties style:font-name="Arial" style:font-name-asian="Times New Roman" style:font-name-complex="Arial" fo:font-style="italic" style:font-style-asian="italic"/>
    </style:style>
    <style:style style:name="P339" style:parent-style-name="Párrafodelista" style:family="paragraph">
      <style:text-properties style:font-name="Arial" style:font-name-asian="Times New Roman" style:font-name-complex="Arial"/>
    </style:style>
    <style:style style:name="P340" style:parent-style-name="Párrafodelista" style:family="paragraph">
      <style:text-properties style:font-name="Arial" style:font-name-asian="Times New Roman" style:font-name-complex="Arial"/>
    </style:style>
    <style:style style:name="P341" style:parent-style-name="Párrafodelista" style:family="paragraph">
      <style:text-properties style:font-name="Arial" style:font-name-asian="Times New Roman" style:font-name-complex="Arial"/>
    </style:style>
    <style:style style:name="P342" style:parent-style-name="Párrafodelista" style:family="paragraph">
      <style:text-properties style:font-name="Arial" style:font-name-asian="Times New Roman" style:font-name-complex="Arial"/>
    </style:style>
    <style:style style:name="P343" style:parent-style-name="Párrafodelista" style:family="paragraph">
      <style:paragraph-properties fo:margin-left="1.0416in">
        <style:tab-stops/>
      </style:paragraph-properties>
      <style:text-properties style:font-name="Arial" style:font-name-asian="Times New Roman" style:font-name-complex="Arial"/>
    </style:style>
    <style:style style:name="P344" style:parent-style-name="Párrafodelista" style:family="paragraph">
      <style:paragraph-properties fo:margin-left="1.0416in">
        <style:tab-stops/>
      </style:paragraph-properties>
      <style:text-properties style:font-name="Arial" style:font-name-asian="Times New Roman" style:font-name-complex="Arial"/>
    </style:style>
    <style:style style:name="P345" style:parent-style-name="Párrafodelista" style:family="paragraph">
      <style:paragraph-properties fo:margin-left="1.0416in">
        <style:tab-stops/>
      </style:paragraph-properties>
      <style:text-properties style:font-name="Arial" style:font-name-asian="Times New Roman" style:font-name-complex="Arial"/>
    </style:style>
    <style:style style:name="P346" style:parent-style-name="Párrafodelista" style:family="paragraph">
      <style:paragraph-properties fo:margin-left="1.0416in">
        <style:tab-stops/>
      </style:paragraph-properties>
    </style:style>
    <style:style style:name="T347" style:parent-style-name="Fuentedepárrafopredeter." style:family="text">
      <style:text-properties style:font-name="Arial" style:font-name-asian="Times New Roman" style:font-name-complex="Arial"/>
    </style:style>
    <style:style style:name="T348" style:parent-style-name="Fuentedepárrafopredeter." style:family="text">
      <style:text-properties style:font-name="Arial" style:font-name-asian="Times New Roman" style:font-name-complex="Arial" style:text-position="sub 66.6%"/>
    </style:style>
    <style:style style:name="T349" style:parent-style-name="Fuentedepárrafopredeter." style:family="text">
      <style:text-properties style:font-name="Arial" style:font-name-asian="Times New Roman" style:font-name-complex="Arial"/>
    </style:style>
    <style:style style:name="T350" style:parent-style-name="Fuentedepárrafopredeter." style:family="text">
      <style:text-properties style:font-name="Arial" style:font-name-asian="Times New Roman" style:font-name-complex="Arial" style:text-position="sub 66.6%"/>
    </style:style>
    <style:style style:name="P351" style:parent-style-name="Párrafodelista" style:family="paragraph"/>
    <style:style style:name="T352" style:parent-style-name="Fuentedepárrafopredeter." style:family="text">
      <style:text-properties style:font-name="Arial" style:font-name-asian="Times New Roman" style:font-name-complex="Arial"/>
    </style:style>
    <style:style style:name="T353" style:parent-style-name="Fuentedepárrafopredeter." style:family="text">
      <style:text-properties style:font-name="Arial" style:font-name-asian="Times New Roman" style:font-name-complex="Arial" style:text-position="sub 66.6%"/>
    </style:style>
    <style:style style:name="P354" style:parent-style-name="Párrafodelista" style:family="paragraph">
      <style:text-properties style:font-name="Arial" style:font-name-asian="Times New Roman" style:font-name-complex="Arial"/>
    </style:style>
    <style:style style:name="P355" style:parent-style-name="Párrafodelista" style:family="paragraph">
      <style:text-properties style:font-name="Arial" style:font-name-asian="Times New Roman" style:font-name-complex="Arial"/>
    </style:style>
    <style:style style:name="P356" style:parent-style-name="Normal" style:family="paragraph">
      <style:text-properties style:font-name="Arial" style:font-name-asian="Times New Roman" style:font-name-complex="Arial"/>
    </style:style>
    <style:style style:name="P357" style:parent-style-name="Párrafodelista" style:family="paragraph">
      <style:text-properties style:font-name="Arial" style:font-name-asian="Times New Roman" style:font-name-complex="Arial"/>
    </style:style>
    <style:style style:name="P358" style:parent-style-name="Párrafodelista" style:family="paragraph">
      <style:text-properties style:font-name="Arial" style:font-name-complex="Arial" fo:font-style="italic" style:font-style-asian="italic"/>
    </style:style>
    <style:style style:name="T359" style:parent-style-name="Fuentedepárrafopredeter." style:family="text">
      <style:text-properties style:font-name="Arial" style:font-name-complex="Arial"/>
    </style:style>
    <style:style style:name="P360" style:parent-style-name="Párrafodelista" style:family="paragraph">
      <style:text-properties style:font-name="Arial" style:font-name-complex="Arial" fo:font-style="italic" style:font-style-asian="italic"/>
    </style:style>
    <style:style style:name="T361" style:parent-style-name="Fuentedepárrafopredeter." style:family="text">
      <style:text-properties style:font-name="Arial" style:font-name-complex="Arial"/>
    </style:style>
    <style:style style:name="P362" style:parent-style-name="Párrafodelista" style:family="paragraph">
      <style:text-properties style:font-name="Arial" style:font-name-complex="Arial" fo:font-style="italic" style:font-style-asian="italic"/>
    </style:style>
    <style:style style:name="T363" style:parent-style-name="Fuentedepárrafopredeter." style:family="text">
      <style:text-properties style:font-name="Arial" style:font-name-complex="Arial"/>
    </style:style>
    <style:style style:name="P364" style:parent-style-name="Párrafodelista" style:family="paragraph">
      <style:text-properties style:font-name="Arial" style:font-name-complex="Arial" fo:font-style="italic" style:font-style-asian="italic"/>
    </style:style>
    <style:style style:name="T365" style:parent-style-name="Fuentedepárrafopredeter." style:family="text">
      <style:text-properties style:font-name="Arial" style:font-name-complex="Arial"/>
    </style:style>
    <style:style style:name="P366" style:parent-style-name="Párrafodelista" style:family="paragraph">
      <style:text-properties style:font-name="Arial" style:font-name-complex="Arial" fo:font-style="italic" style:font-style-asian="italic"/>
    </style:style>
    <style:style style:name="T367" style:parent-style-name="Fuentedepárrafopredeter." style:family="text">
      <style:text-properties style:font-name="Arial" style:font-name-complex="Arial"/>
    </style:style>
    <style:style style:name="P368" style:parent-style-name="Párrafodelista" style:family="paragraph">
      <style:text-properties style:font-name="Arial" style:font-name-complex="Arial" fo:font-style="italic" style:font-style-asian="italic"/>
    </style:style>
    <style:style style:name="P369" style:parent-style-name="Párrafodelista" style:family="paragraph">
      <style:text-properties style:font-name="Arial" style:font-name-complex="Arial"/>
    </style:style>
    <style:style style:name="T370" style:parent-style-name="Fuentedepárrafopredeter." style:family="text">
      <style:text-properties style:font-name="Arial" style:font-name-complex="Arial"/>
    </style:style>
    <style:style style:name="T371" style:parent-style-name="Fuentedepárrafopredeter." style:family="text">
      <style:text-properties style:font-name="Arial" style:font-name-complex="Arial"/>
    </style:style>
    <style:style style:name="T372" style:parent-style-name="Fuentedepárrafopredeter." style:family="text">
      <style:text-properties style:font-name="Arial" style:font-name-complex="Arial"/>
    </style:style>
    <style:style style:name="T373" style:parent-style-name="Fuentedepárrafopredeter." style:family="text">
      <style:text-properties style:font-name="Arial" style:font-name-complex="Arial"/>
    </style:style>
    <style:style style:name="T374" style:parent-style-name="Fuentedepárrafopredeter." style:family="text">
      <style:text-properties style:font-name="Arial" style:font-name-complex="Arial"/>
    </style:style>
    <style:style style:name="T375" style:parent-style-name="Fuentedepárrafopredeter." style:family="text">
      <style:text-properties style:font-name="Arial" style:font-name-complex="Arial"/>
    </style:style>
    <style:style style:name="T376" style:parent-style-name="Fuentedepárrafopredeter." style:family="text">
      <style:text-properties style:font-name="Arial" style:font-name-complex="Arial"/>
    </style:style>
    <style:style style:name="T377" style:parent-style-name="Fuentedepárrafopredeter." style:family="text">
      <style:text-properties style:font-name="Arial" style:font-name-complex="Arial"/>
    </style:style>
    <style:style style:name="T378" style:parent-style-name="Fuentedepárrafopredeter." style:family="text">
      <style:text-properties style:font-name="Arial" style:font-name-complex="Arial"/>
    </style:style>
    <style:style style:name="T379" style:parent-style-name="Fuentedepárrafopredeter." style:family="text">
      <style:text-properties style:font-name="Arial" style:font-name-complex="Arial"/>
    </style:style>
    <style:style style:name="P380" style:parent-style-name="Párrafodelista" style:family="paragraph">
      <style:text-properties style:font-name="Arial" style:font-name-complex="Arial"/>
    </style:style>
    <style:style style:name="P381" style:parent-style-name="Párrafodelista" style:family="paragraph">
      <style:text-properties style:font-name="Arial" style:font-name-complex="Arial"/>
    </style:style>
    <style:style style:name="P382" style:parent-style-name="Párrafodelista" style:family="paragraph">
      <style:text-properties style:font-name="Arial" style:font-name-complex="Arial" fo:font-style="italic" style:font-style-asian="italic"/>
    </style:style>
    <style:style style:name="P383" style:parent-style-name="Párrafodelista" style:family="paragraph">
      <style:text-properties style:font-name="Arial" style:font-name-complex="Arial"/>
    </style:style>
    <style:style style:name="P384" style:parent-style-name="Párrafodelista" style:family="paragraph">
      <style:text-properties style:font-name="Arial" style:font-name-complex="Arial"/>
    </style:style>
    <style:style style:name="P385" style:parent-style-name="Párrafodelista" style:family="paragraph">
      <style:text-properties style:font-name="Arial" style:font-name-complex="Arial"/>
    </style:style>
    <style:style style:name="P386" style:parent-style-name="Párrafodelista" style:family="paragraph">
      <style:text-properties style:font-name="Arial" style:font-name-complex="Arial"/>
    </style:style>
    <style:style style:name="P387" style:parent-style-name="Párrafodelista" style:family="paragraph">
      <style:text-properties style:font-name="Arial" style:font-name-complex="Arial"/>
    </style:style>
    <style:style style:name="P388" style:parent-style-name="Párrafodelista" style:family="paragraph">
      <style:text-properties style:font-name="Arial" style:font-name-complex="Arial"/>
    </style:style>
    <style:style style:name="P389" style:parent-style-name="Párrafodelista" style:family="paragraph">
      <style:text-properties style:font-name="Arial" style:font-name-complex="Arial"/>
    </style:style>
    <style:style style:name="P390" style:parent-style-name="Párrafodelista" style:family="paragraph">
      <style:text-properties style:font-name="Arial" style:font-name-complex="Arial"/>
    </style:style>
    <style:style style:name="P391" style:parent-style-name="Párrafodelista" style:family="paragraph">
      <style:text-properties style:font-name="Arial" style:font-name-complex="Arial"/>
    </style:style>
    <style:style style:name="P392" style:parent-style-name="Párrafodelista" style:family="paragraph">
      <style:text-properties style:font-name="Arial" style:font-name-complex="Arial"/>
    </style:style>
    <style:style style:name="P393" style:parent-style-name="Párrafodelista" style:family="paragraph">
      <style:text-properties style:font-name="Arial" style:font-name-complex="Arial"/>
    </style:style>
    <style:style style:name="P394" style:parent-style-name="Párrafodelista" style:family="paragraph">
      <style:text-properties style:font-name="Arial" style:font-name-complex="Arial"/>
    </style:style>
    <style:style style:name="P395" style:parent-style-name="Normal" style:family="paragraph">
      <style:text-properties style:font-name="Arial" style:font-name-complex="Arial"/>
    </style:style>
    <style:style style:name="P396" style:parent-style-name="Normal" style:family="paragraph">
      <style:text-properties style:font-name="Arial" style:font-name-complex="Arial"/>
    </style:style>
    <style:style style:name="P397" style:parent-style-name="Normal" style:family="paragraph">
      <style:text-properties style:font-name="Arial" style:font-name-complex="Arial"/>
    </style:style>
    <style:style style:name="P398" style:parent-style-name="Normal" style:family="paragraph">
      <style:text-properties style:font-name="Arial" style:font-name-complex="Arial"/>
    </style:style>
    <style:style style:name="P399" style:parent-style-name="Normal" style:family="paragraph">
      <style:text-properties style:font-name="Arial" style:font-name-complex="Arial" fo:font-weight="bold" style:font-weight-asian="bold" fo:font-size="14pt" style:font-size-asian="14pt"/>
    </style:style>
    <style:style style:name="T400" style:parent-style-name="Fuentedepárrafopredeter." style:family="text">
      <style:text-properties style:font-name="Arial" style:font-name-complex="Arial"/>
    </style:style>
    <style:style style:name="T401" style:parent-style-name="Fuentedepárrafopredeter." style:family="text">
      <style:text-properties style:font-name="Arial" style:font-name-complex="Arial"/>
    </style:style>
    <style:style style:name="T402" style:parent-style-name="Fuentedepárrafopredeter." style:family="text">
      <style:text-properties style:font-name="Arial" style:font-name-complex="Arial"/>
    </style:style>
    <style:style style:name="T403" style:parent-style-name="Fuentedepárrafopredeter." style:family="text">
      <style:text-properties style:font-name="Arial" style:font-name-complex="Arial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  <style:style style:family="graphic" style:name="a30">
      <style:graphic-properties style:vertical-pos="middl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P40">Rodriguez Espino Claudia</text:p>
            <text:p text:style-name="P41"/>
          </table:table-cell>
        </table:table-row>
        <table:table-row table:style-name="TableRow42">
          <table:table-cell table:style-name="TableCell43">
            <text:p text:style-name="P44"/>
            <text:p text:style-name="P45">Asignatura:</text:p>
          </table:table-cell>
          <table:table-cell table:style-name="TableCell46">
            <text:p text:style-name="TableContents"/>
            <text:p text:style-name="P47">Fundamentos de Programacion</text:p>
          </table:table-cell>
        </table:table-row>
        <table:table-row table:style-name="TableRow48">
          <table:table-cell table:style-name="TableCell49">
            <text:p text:style-name="P50"/>
            <text:p text:style-name="P51">Grupo:</text:p>
          </table:table-cell>
          <table:table-cell table:style-name="TableCell52">
            <text:p text:style-name="P53"/>
            <text:p text:style-name="P54">1102</text:p>
          </table:table-cell>
        </table:table-row>
        <table:table-row table:style-name="TableRow55">
          <table:table-cell table:style-name="TableCell56">
            <text:p text:style-name="P57"/>
            <text:p text:style-name="P58">No de Práctica(s):</text:p>
          </table:table-cell>
          <table:table-cell table:style-name="TableCell59">
            <text:p text:style-name="P60"/>
            <text:p text:style-name="P61">Practica 3: Solución de problemas y Algoritmos.</text:p>
          </table:table-cell>
        </table:table-row>
        <table:table-row table:style-name="TableRow62">
          <table:table-cell table:style-name="TableCell63">
            <text:p text:style-name="P64"/>
            <text:p text:style-name="P65">Integrante(s):</text:p>
          </table:table-cell>
          <table:table-cell table:style-name="TableCell66">
            <text:p text:style-name="P67"/>
            <text:p text:style-name="P68">Olguin Castillo Luis Angel</text:p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  <text:p text:style-name="P82">Semestre:</text:p>
          </table:table-cell>
          <table:table-cell table:style-name="TableCell83">
            <text:p text:style-name="P84"/>
            <text:p text:style-name="P85">2018-1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Fecha de entrega:</text:span></text:p>
          </table:table-cell>
          <table:table-cell table:style-name="TableCell91">
            <text:p text:style-name="P92"/>
            <text:p text:style-name="P93">4 de Septiembre de 2017</text:p>
          </table:table-cell>
        </table:table-row>
        <table:table-row table:style-name="TableRow94">
          <table:table-cell table:style-name="TableCell95">
            <text:p text:style-name="P96"/>
            <text:p text:style-name="P97"><text:span text:style-name="T98">Obervaciones:</text:span>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</table:table>
      <text:p text:style-name="Standard"/>
      <text:p text:style-name="Standard"/>
      <text:soft-page-break/>
      <text:p text:style-name="P106"><text:tab/><text:tab/><text:tab/><text:tab/><text:tab/>CALIFICACIÓN: __________</text:p>
      <text:p text:style-name="Standard"/>
      <text:p text:style-name="Standard"/>
      <text:p text:style-name="Standard"/>
      <text:p text:style-name="P107">Objetivo:<text:s/></text:p>
      <text:p text:style-name="Standard"><text:s text:c="2"/><text:span text:style-name="T108">Elaborar algoritmos correctos y eficientes en la solución de problemas siguiendo las etapas de Análisis y Diseño pertenecientes al Ciclo de vida del software.</text:span></text:p>
      <text:p text:style-name="P109"/>
      <text:p text:style-name="Standard"><text:span text:style-name="T110">Desarrollo:</text:span></text:p>
      <text:p text:style-name="P111">Para esta practica comenzamos buscando los algoritmos que realizamos de tarea en ocaciones anteriores, los cuales fueron:</text:p>
      <text:p text:style-name="P112"/>
      <text:list text:style-name="LFO1" text:continue-numbering="true">
        <text:list-item>
          <text:p text:style-name="P113">Formula general:</text:p>
        </text:list-item>
      </text:list>
      <text:p text:style-name="P114">Problema:<text:s/></text:p>
      <text:p text:style-name="P115">Resolver la fórmula general.</text:p>
      <text:p text:style-name="P116">Restricciones:<text:s/></text:p>
      <text:list text:style-name="LFO7" text:continue-numbering="true">
        <text:list-item>
          <text:p text:style-name="P117">La variable a no puede ser cero.<text:s/></text:p>
        </text:list-item>
        <text:list-item>
          <text:p text:style-name="P118">Las raíces no deberían ser negativas. (En caso de serlo se obtendran numeros imaginarios)</text:p>
        </text:list-item>
      </text:list>
      <text:p text:style-name="P119">Datos de entrada:<text:s/></text:p>
      <text:list text:style-name="LFO6" text:continue-numbering="true">
        <text:list-item>
          <text:p text:style-name="P120">“a”<text:s/>debe ser distinto<text:s/>de 0.</text:p>
        </text:list-item>
        <text:list-item>
          <text:p text:style-name="P121">”b”<text:s/>y<text:s/>“c”<text:s/>deben<text:s/>ser numeros reales.</text:p>
        </text:list-item>
      </text:list>
      <text:p text:style-name="P122">Datos de salida:<text:s/></text:p>
      <text:p text:style-name="P123"><text:span text:style-name="T124">El conjunto de salida<text:s/></text:span><text:span text:style-name="T125">debe estar compuestos por los valores</text:span><text:span text:style-name="T126"><text:s/>de<text:s/></text:span><draw:frame draw:style-name="a2" text:anchor-type="as-char" svg:x="0in" svg:y="0in" svg:width="0.52083in" svg:height="0.19792in" style:rel-width="scale" style:rel-height="scale"><draw:object xlink:href="Object 1/" xlink:type="simple" xlink:show="embed" xlink:actuate="onLoad"/></draw:frame><text:span text:style-name="T127"><text:s/></text:span></text:p>
      <text:p text:style-name="P128">Dominio:<text:s/></text:p>
      <text:p text:style-name="P129">Todos los números reales.</text:p>
      <text:p text:style-name="P130">Fórmula: <text:s/></text:p>
      <text:p text:style-name="P131"><draw:frame draw:style-name="a3" text:anchor-type="as-char" svg:x="0in" svg:y="0in" svg:width="1.46875in" svg:height="0.42708in" style:rel-width="scale" style:rel-height="scale"><draw:object xlink:href="Object 2/" xlink:type="simple" xlink:show="embed" xlink:actuate="onLoad"/></draw:frame></text:p>
      <text:p text:style-name="P132">Solución:</text:p>
      <text:list text:style-name="LFO8" text:continue-numbering="true">
        <text:list-item>
          <text:p text:style-name="P133">Inicio.</text:p>
        </text:list-item>
        <text:list-item>
          <text:p text:style-name="P134">Pedir un valor para "a"<text:s/>.</text:p>
        </text:list-item>
        <text:list-item>
          <text:p text:style-name="P135">Si<text:s/>“a”<text:s/>es<text:s/>igual a 0 se manda mensaje: "”a” debe ser distinto de<text:s/>cero"<text:s/>y regresar al paso 2.</text:p>
        </text:list-item>
      </text:list>
      <text:p text:style-name="P136">Si “a” es dintinto de<text:s/>cero seguir<text:s/>al paso 4.</text:p>
      <text:list text:style-name="LFO8" text:continue-numbering="true">
        <text:list-item>
          <text:p text:style-name="P137">Pedir valores para<text:s/>“b”<text:s/>y<text:s/>“c”.<text:s/></text:p>
        </text:list-item>
        <text:list-item>
          <text:p text:style-name="P138"><text:span text:style-name="T139">Realizar operación: <text:s/></text:span><draw:frame draw:style-name="a4" text:anchor-type="as-char" svg:x="0in" svg:y="0in" svg:width="0.91667in" svg:height="0.19792in" style:rel-width="scale" style:rel-height="scale"><draw:object xlink:href="Object 3/" xlink:type="simple" xlink:show="embed" xlink:actuate="onLoad"/></draw:frame><text:span text:style-name="T140"><text:s/></text:span></text:p>
        </text:list-item>
      </text:list>
      <text:p text:style-name="P141">Si<text:s/>“d”<text:s/>es menor a cero seguir al paso 6</text:p>
      <text:p text:style-name="P142">Si<text:s/>“d”<text:s/>es mayor a cero ir a paso 7</text:p>
      <text:list text:style-name="LFO8" text:continue-numbering="true">
        <text:list-item>
          <text:p text:style-name="P143"><text:span text:style-name="T144">Si<text:s/></text:span><text:span text:style-name="T145">“</text:span><text:span text:style-name="T146">d</text:span><text:span text:style-name="T147">”</text:span><text:span text:style-name="T148"><text:s/>es menor a cero realizar la operación<text:s/></text:span><draw:frame draw:style-name="a5" text:anchor-type="as-char" svg:x="0in" svg:y="0in" svg:width="0.875in" svg:height="0.25in" style:rel-width="scale" style:rel-height="scale"><draw:object xlink:href="Object 4/" xlink:type="simple" xlink:show="embed" xlink:actuate="onLoad"/></draw:frame></text:p>
        </text:list-item>
      </text:list>
      <text:p text:style-name="P149">Realizar operación:</text:p>
      <text:p text:style-name="P150"><text:span text:style-name="T151"><text:s/></text:span><draw:frame draw:style-name="a6" text:anchor-type="as-char" svg:x="0in" svg:y="0in" svg:width="0.52083in" svg:height="0.375in" style:rel-width="scale" style:rel-height="scale"><draw:object xlink:href="Object 5/" xlink:type="simple" xlink:show="embed" xlink:actuate="onLoad"/></draw:frame><text:span text:style-name="T152"><text:s text:c="2"/>y <text:s text:c="2"/></text:span><draw:frame draw:style-name="a7" text:anchor-type="as-char" svg:x="0in" svg:y="0in" svg:width="0.5in" svg:height="0.34375in" style:rel-width="scale" style:rel-height="scale"><draw:object xlink:href="Object 6/" xlink:type="simple" xlink:show="embed" xlink:actuate="onLoad"/></draw:frame><text:span text:style-name="T153"><text:s/></text:span></text:p>
      <text:p text:style-name="P154"><text:span text:style-name="T155">Imprimir</text:span><text:span text:style-name="T156">:</text:span><text:span text:style-name="T157"><text:s/></text:span><draw:frame draw:style-name="a8" text:anchor-type="as-char" svg:x="0in" svg:y="0in" svg:width="0.8125in" svg:height="0.19792in" style:rel-width="scale" style:rel-height="scale"><draw:object xlink:href="Object 7/" xlink:type="simple" xlink:show="embed" xlink:actuate="onLoad"/></draw:frame><text:span text:style-name="T158"><text:s text:c="3"/>y <text:s text:c="2"/></text:span><draw:frame draw:style-name="a9" text:anchor-type="as-char" svg:x="0in" svg:y="0in" svg:width="0.8125in" svg:height="0.19792in" style:rel-width="scale" style:rel-height="scale"><draw:object xlink:href="Object 8/" xlink:type="simple" xlink:show="embed" xlink:actuate="onLoad"/></draw:frame></text:p>
      <text:list text:style-name="LFO8" text:continue-numbering="true">
        <text:list-item>
          <text:p text:style-name="P159">Realizar operación:</text:p>
        </text:list-item>
      </text:list>
      <text:p text:style-name="P160"><text:span text:style-name="T161"><text:s text:c="11"/></text:span><text:span text:style-name="T162"><text:s/></text:span><draw:frame draw:style-name="a10" text:anchor-type="as-char" svg:x="0in" svg:y="0in" svg:width="1.04167in" svg:height="0.41667in" style:rel-width="scale" style:rel-height="scale"><draw:object xlink:href="Object 9/" xlink:type="simple" xlink:show="embed" xlink:actuate="onLoad"/></draw:frame><text:span text:style-name="T163"><text:s text:c="3"/>y <text:s text:c="3"/></text:span><draw:frame draw:style-name="a11" text:anchor-type="as-char" svg:x="0in" svg:y="0in" svg:width="1.04167in" svg:height="0.41667in" style:rel-width="scale" style:rel-height="scale"><draw:object xlink:href="Object 10/" xlink:type="simple" xlink:show="embed" xlink:actuate="onLoad"/></draw:frame></text:p>
      <text:p text:style-name="P164"><text:span text:style-name="T165">Imprimir<text:s/></text:span><draw:frame draw:style-name="a12" text:anchor-type="as-char" svg:x="0in" svg:y="0in" svg:width="0.15625in" svg:height="0.19792in" style:rel-width="scale" style:rel-height="scale"><draw:object xlink:href="Object 11/" xlink:type="simple" xlink:show="embed" xlink:actuate="onLoad"/></draw:frame><text:span text:style-name="T166"><text:s/>y<text:s/></text:span><draw:frame draw:style-name="a13" text:anchor-type="as-char" svg:x="0in" svg:y="0in" svg:width="0.16667in" svg:height="0.19792in" style:rel-width="scale" style:rel-height="scale"><draw:object xlink:href="Object 12/" xlink:type="simple" xlink:show="embed" xlink:actuate="onLoad"/></draw:frame></text:p>
      <text:list text:style-name="LFO8" text:continue-numbering="true">
        <text:list-item>
          <text:p text:style-name="P167">Fin.</text:p>
        </text:list-item>
      </text:list>
      <text:p text:style-name="P168"/>
      <text:p text:style-name="P169"/>
      <text:p text:style-name="P170"/>
      <text:soft-page-break/>
      <text:p text:style-name="P171">Prueba de escritorio:</text:p>
      <text:list text:style-name="LFO13" text:continue-numbering="true">
        <text:list-item>
          <text:p text:style-name="P172">Inicio:</text:p>
        </text:list-item>
        <text:list-item>
          <text:p text:style-name="P173">a=<text:s/>1</text:p>
        </text:list-item>
        <text:list-item>
          <text:p text:style-name="P174">“a” es distinto a 0, seguir al paso 4.</text:p>
        </text:list-item>
        <text:list-item>
          <text:p text:style-name="P175">“b”= -5 y “c”= 6</text:p>
        </text:list-item>
        <text:list-item>
          <text:p text:style-name="P176"><text:span text:style-name="T177">Se realiza la operacion:<text:s/></text:span><text:span text:style-name="T178">5</text:span><text:span text:style-name="T179">2</text:span><text:span text:style-name="T180">-4*(</text:span><text:span text:style-name="T181">1*6)= d</text:span></text:p>
        </text:list-item>
      </text:list>
      <text:p text:style-name="P182">25-4*6= d</text:p>
      <text:p text:style-name="P183">25-24= d</text:p>
      <text:p text:style-name="P184">d= 1</text:p>
      <text:list text:style-name="LFO13" text:continue-numbering="true">
        <text:list-item>
          <text:p text:style-name="P185"><text:span text:style-name="T186">“</text:span><text:span text:style-name="T187">d” es mayor a cero, seguir al paso 7.</text:span></text:p>
        </text:list-item>
        <text:list-item>
          <text:p text:style-name="P188"><text:span text:style-name="T189">Se realiza:<text:s/></text:span><draw:frame draw:style-name="a14" text:anchor-type="as-char" svg:x="0in" svg:y="0in" svg:width="0.875in" svg:height="0.44792in" style:rel-width="scale" style:rel-height="scale"><draw:object xlink:href="Object 13/" xlink:type="simple" xlink:show="embed" xlink:actuate="onLoad"/></draw:frame><text:span text:style-name="T190">=<text:s/></text:span><draw:frame draw:style-name="a15" text:anchor-type="as-char" svg:x="0in" svg:y="0in" svg:width="0.15625in" svg:height="0.19792in" style:rel-width="scale" style:rel-height="scale"><draw:object xlink:href="Object 14/" xlink:type="simple" xlink:show="embed" xlink:actuate="onLoad"/></draw:frame><text:span text:style-name="T191"><text:s text:c="3"/></text:span><text:span text:style-name="T192">y<text:s/></text:span><draw:frame draw:style-name="a16" text:anchor-type="as-char" svg:x="0in" svg:y="0in" svg:width="1.26042in" svg:height="0.44792in" style:rel-width="scale" style:rel-height="scale"><draw:object xlink:href="Object 15/" xlink:type="simple" xlink:show="embed" xlink:actuate="onLoad"/></draw:frame></text:p>
        </text:list-item>
      </text:list>
      <text:p text:style-name="P193"><draw:frame draw:style-name="a17" text:anchor-type="as-char" svg:x="0in" svg:y="0in" svg:width="0.76042in" svg:height="0.375in" style:rel-width="scale" style:rel-height="scale"><draw:object xlink:href="Object 16/" xlink:type="simple" xlink:show="embed" xlink:actuate="onLoad"/></draw:frame><text:span text:style-name="T194"><text:s text:c="3"/></text:span><text:span text:style-name="T195"><text:s text:c="7"/></text:span><draw:frame draw:style-name="a18" text:anchor-type="as-char" svg:x="0in" svg:y="0in" svg:width="0.76042in" svg:height="0.375in" style:rel-width="scale" style:rel-height="scale"><draw:object xlink:href="Object 17/" xlink:type="simple" xlink:show="embed" xlink:actuate="onLoad"/></draw:frame></text:p>
      <text:p text:style-name="P196"><draw:frame draw:style-name="a19" text:anchor-type="as-char" svg:x="0in" svg:y="0in" svg:width="0.46875in" svg:height="0.375in" style:rel-width="scale" style:rel-height="scale"><draw:object xlink:href="Object 18/" xlink:type="simple" xlink:show="embed" xlink:actuate="onLoad"/></draw:frame><text:span text:style-name="T197"><text:s text:c="3"/></text:span><text:span text:style-name="T198"><text:s text:c="10"/></text:span><draw:frame draw:style-name="a20" text:anchor-type="as-char" svg:x="0in" svg:y="0in" svg:width="0.46875in" svg:height="0.375in" style:rel-width="scale" style:rel-height="scale"><draw:object xlink:href="Object 19/" xlink:type="simple" xlink:show="embed" xlink:actuate="onLoad"/></draw:frame></text:p>
      <text:p text:style-name="P199"><text:span text:style-name="T200">Se imprime: “s</text:span><text:span text:style-name="T201">3=<text:s/></text:span><draw:frame draw:style-name="a21" text:anchor-type="as-char" svg:x="0in" svg:y="0in" svg:width="0.15625in" svg:height="0.19792in" style:rel-width="scale" style:rel-height="scale"><draw:object xlink:href="Object 20/" xlink:type="simple" xlink:show="embed" xlink:actuate="onLoad"/></draw:frame><text:span text:style-name="T202"><text:s text:c="3"/></text:span><text:span text:style-name="T203"><text:s text:c="3"/></text:span><text:span text:style-name="T204">y</text:span><text:span text:style-name="T205"><text:s text:c="7"/>2= <text:s text:c="2"/></text:span><draw:frame draw:style-name="a22" text:anchor-type="as-char" svg:x="0in" svg:y="0in" svg:width="0.16667in" svg:height="0.19792in" style:rel-width="scale" style:rel-height="scale"><draw:object xlink:href="Object 21/" xlink:type="simple" xlink:show="embed" xlink:actuate="onLoad"/></draw:frame><text:span text:style-name="T206">”</text:span></text:p>
      <text:list text:style-name="LFO13" text:continue-numbering="true">
        <text:list-item>
          <text:p text:style-name="P207"><text:span text:style-name="T208">Fin.</text:span></text:p>
        </text:list-item>
      </text:list>
      <text:list text:style-name="LFO1" text:continue-numbering="true">
        <text:list-item>
          <text:p text:style-name="P209">Factorial:</text:p>
        </text:list-item>
      </text:list>
      <text:p text:style-name="P210">Problema:</text:p>
      <text:p text:style-name="P211">Obtener el factorial de un número mayor o igual a cero y menor o igual a diez.</text:p>
      <text:p text:style-name="P212">Restricciones:<text:s/></text:p>
      <text:p text:style-name="P213">No puede ser<text:s/>un numero<text:s/>negativo</text:p>
      <text:p text:style-name="P214">Datos de entrada:<text:s/></text:p>
      <text:p text:style-name="P215">Solo números positivos.</text:p>
      <text:p text:style-name="P216">Datos de salida:<text:s/></text:p>
      <text:p text:style-name="P217">El factorial del número que ingresó el usuario.</text:p>
      <text:p text:style-name="P218">Dominio:<text:s/></text:p>
      <text:p text:style-name="P219">Todos los números naturales<text:s/>mayores a cero y menores a diez.</text:p>
      <text:p text:style-name="P220">Formula:</text:p>
      <text:p text:style-name="P221">Factorial=<text:s/>Factorial*Contador</text:p>
      <text:p text:style-name="P222">Solución:</text:p>
      <text:list text:style-name="LFO15" text:continue-numbering="true">
        <text:list-item>
          <text:p text:style-name="P223">Inicio.</text:p>
        </text:list-item>
        <text:list-item>
          <text:p text:style-name="P224">Pedir valor para<text:s/>“m”.</text:p>
        </text:list-item>
        <text:list-item>
          <text:p text:style-name="P225"><text:span text:style-name="T226">V</text:span><text:span text:style-name="T227">alidar<text:s/></text:span><draw:frame draw:style-name="a23" text:anchor-type="as-char" svg:x="0in" svg:y="0in" svg:width="0.85417in" svg:height="0.19792in" style:rel-width="scale" style:rel-height="scale"><draw:object xlink:href="Object 22/" xlink:type="simple" xlink:show="embed" xlink:actuate="onLoad"/></draw:frame></text:p>
        </text:list-item>
      </text:list>
      <text:p text:style-name="P228">Si no se cumple esta regla regresar<text:s/>al paso 2.</text:p>
      <text:p text:style-name="P229">Si<text:s/>se cumple esta regla seguir<text:s/>al paso 4.</text:p>
      <text:list text:style-name="LFO15" text:continue-numbering="true">
        <text:list-item>
          <text:p text:style-name="P230">Se declarer el Contador y el Factorial:<text:s/></text:p>
        </text:list-item>
      </text:list>
      <text:p text:style-name="P231"><text:s/>contador=(contador+1)<text:s/></text:p>
      <text:p text:style-name="P232">factorial=1<text:s/></text:p>
      <text:list text:style-name="LFO15" text:continue-numbering="true">
        <text:list-item>
          <text:p text:style-name="P233">Se aplica la formula.</text:p>
        </text:list-item>
        <text:list-item>
          <text:p text:style-name="P234">Regresar al paso 4 y repetir hasta que contador sea igual a<text:s/>“m”.</text:p>
        </text:list-item>
        <text:list-item>
          <text:p text:style-name="P235">Se imprime<text:s/>el factorial.</text:p>
        </text:list-item>
        <text:list-item>
          <text:p text:style-name="P236">Fin.</text:p>
        </text:list-item>
      </text:list>
      <text:p text:style-name="P237"/>
      <text:p text:style-name="P238"/>
      <text:list text:style-name="LFO1" text:continue-numbering="true">
        <text:list-item>
          <text:p text:style-name="P239">Prueba de escritorio:</text:p>
        </text:list-item>
      </text:list>
      <text:list text:style-name="LFO16" text:continue-numbering="true">
        <text:list-item>
          <text:p text:style-name="P240">Inicio.</text:p>
        </text:list-item>
        <text:list-item>
          <text:p text:style-name="P241">m= 5</text:p>
        </text:list-item>
        <text:list-item>
          <text:p text:style-name="P242">m es mayor a 0 y menor a 10. Seguir al paso 4</text:p>
        </text:list-item>
        <text:list-item>
          <text:p text:style-name="P243">Contador=(Contador+1)</text:p>
        </text:list-item>
      </text:list>
      <text:p text:style-name="P244">Factorial=1</text:p>
      <text:list text:style-name="LFO16" text:continue-numbering="true">
        <text:list-item>
          <text:p text:style-name="P245">Se aplica: Factorial= Factorial*Contador</text:p>
        </text:list-item>
      </text:list>
      <text:p text:style-name="P246">Factorial= 1*1</text:p>
      <text:p text:style-name="P247">Factorial= 1</text:p>
      <text:list text:style-name="LFO16" text:continue-numbering="true">
        <text:list-item>
          <text:p text:style-name="P248">Regresar al paso 4 hasta que m sea 5:</text:p>
        </text:list-item>
      </text:list>
      <text:p text:style-name="P249">Factorial=1*(1+1)= 1*2=3</text:p>
      <text:p text:style-name="P250">Factorial=3*(2+1)=3*3=9</text:p>
      <text:p text:style-name="P251">Factorial=9*(3+1)=9*4=36</text:p>
      <text:p text:style-name="P252">Factorial=36*(4+1)=36*5=180</text:p>
      <text:list text:style-name="LFO16" text:continue-numbering="true">
        <text:list-item>
          <text:p text:style-name="P253">Se imprime: “El factorial de 5 es: 180”</text:p>
        </text:list-item>
        <text:list-item>
          <text:p text:style-name="P254">Fin.</text:p>
        </text:list-item>
      </text:list>
      <text:p text:style-name="P255"/>
      <text:p text:style-name="P256"/>
      <text:soft-page-break/>
      <text:list text:style-name="LFO1" text:continue-numbering="true">
        <text:list-item>
          <text:p text:style-name="P257"><text:span text:style-name="T258">Resolver x</text:span><text:span text:style-name="T259">1<text:s/></text:span><text:span text:style-name="T260">y x</text:span><text:span text:style-name="T261">2</text:span></text:p>
        </text:list-item>
      </text:list>
      <text:p text:style-name="P262">Problema:<text:s/></text:p>
      <text:p text:style-name="P263">Resolver dos tipos de ecuaciones, dependiendo del valor que<text:s/>el usuario<text:s/>indique para “y” y<text:s/>resolver una ecuación<text:s/>que le corresponda para<text:s/>así encontrar el valor de<text:s/>“x”.</text:p>
      <text:p text:style-name="P264">Restricciones:<text:s/></text:p>
      <text:p text:style-name="P265">“y” debe ser diferente de dos.</text:p>
      <text:p text:style-name="P266">Datos de entrada:<text:s/></text:p>
      <text:p text:style-name="P267">Cualquier numero diferente de dos.</text:p>
      <text:p text:style-name="P268">Datos de salida:<text:s/></text:p>
      <text:p text:style-name="P269">La impresión del valor de x.</text:p>
      <text:p text:style-name="P270">Dominio:<text:s/></text:p>
      <text:p text:style-name="P271">Todos los números reales</text:p>
      <text:p text:style-name="P272">Fórmulas:</text:p>
      <text:p text:style-name="P273"><text:span text:style-name="T274">S</text:span><text:span text:style-name="T275">i</text:span><draw:frame draw:style-name="a24" text:anchor-type="as-char" svg:x="0in" svg:y="0in" svg:width="0.77083in" svg:height="0.19792in" style:rel-width="scale" style:rel-height="scale"><draw:object xlink:href="Object 23/" xlink:type="simple" xlink:show="embed" xlink:actuate="onLoad"/></draw:frame><text:span text:style-name="T276"><text:tab/><text:s text:c="3"/></text:span><text:span text:style-name="T277">se aplica:<text:s/></text:span><draw:frame draw:style-name="a25" text:anchor-type="as-char" svg:x="0in" svg:y="0in" svg:width="1.32292in" svg:height="0.19792in" style:rel-width="scale" style:rel-height="scale"><draw:object xlink:href="Object 24/" xlink:type="simple" xlink:show="embed" xlink:actuate="onLoad"/></draw:frame></text:p>
      <text:p text:style-name="P278"><text:span text:style-name="T279">S</text:span><text:span text:style-name="T280">i</text:span><text:span text:style-name="T281"><text:tab/></text:span><draw:frame draw:style-name="a26" text:anchor-type="as-char" svg:x="0in" svg:y="0in" svg:width="0.4375in" svg:height="0.19792in" style:rel-width="scale" style:rel-height="scale"><draw:object xlink:href="Object 25/" xlink:type="simple" xlink:show="embed" xlink:actuate="onLoad"/></draw:frame><text:span text:style-name="T282"><text:s text:c="4"/>se aplica:<text:s/></text:span><text:span text:style-name="T283"><text:s/></text:span><draw:frame draw:style-name="a27" text:anchor-type="as-char" svg:x="0in" svg:y="0in" svg:width="1.33333in" svg:height="0.19792in" style:rel-width="scale" style:rel-height="scale"><draw:object xlink:href="Object 26/" xlink:type="simple" xlink:show="embed" xlink:actuate="onLoad"/></draw:frame></text:p>
      <text:p text:style-name="P284"><text:span text:style-name="T285"><text:line-break/></text:span><text:span text:style-name="T286">Solución</text:span></text:p>
      <text:p text:style-name="P287"/>
      <text:list text:style-name="LFO17" text:continue-numbering="true">
        <text:list-item>
          <text:p text:style-name="P288">Inicio</text:p>
        </text:list-item>
        <text:list-item>
          <text:p text:style-name="P289">Pedir<text:s/>el valor de<text:s/>“y”.</text:p>
        </text:list-item>
      </text:list>
      <text:p text:style-name="P290">Si “y” es menor a dos ir al paso 3.</text:p>
      <text:p text:style-name="P291">Si<text:s/>“y”<text:s/>es mayor a dos seguir<text:s/>al paso 4.</text:p>
      <text:p text:style-name="P292">Si<text:s/>“y”<text:s/>es<text:s/>igual a dos se manda mensaje: "”y” tiene que tener un valor distinto de 2" y regresar al paso 2.</text:p>
      <text:list text:style-name="LFO17" text:continue-numbering="true">
        <text:list-item>
          <text:p text:style-name="P293">Se sustituye el valor de y en la ecuacion y se realizan las operaciones:</text:p>
        </text:list-item>
      </text:list>
      <text:p text:style-name="P294"><text:span text:style-name="T295"><text:s/></text:span><text:span text:style-name="T296"><text:s/></text:span><draw:frame draw:style-name="a28" text:anchor-type="as-char" svg:x="0in" svg:y="0in" svg:width="1.32292in" svg:height="0.19792in" style:rel-width="scale" style:rel-height="scale"><draw:object xlink:href="Object 27/" xlink:type="simple" xlink:show="embed" xlink:actuate="onLoad"/></draw:frame><text:span text:style-name="T297"><text:s/></text:span></text:p>
      <text:p text:style-name="P298">“y”*”y”=d</text:p>
      <text:p text:style-name="P299">4*”y”=e</text:p>
      <text:p text:style-name="P300"><text:span text:style-name="T301">Se r</text:span><text:span text:style-name="T302">ealizar la operación<text:s/></text:span><text:span text:style-name="T303">d+e-25=x</text:span><text:span text:style-name="T304">1</text:span><text:span text:style-name="T305"><text:s/>y se guarda</text:span><text:span text:style-name="T306"><text:s/>en variable<text:s/></text:span><draw:frame draw:style-name="a29" text:anchor-type="as-char" svg:x="0in" svg:y="0in" svg:width="0.15625in" svg:height="0.19792in" style:rel-width="scale" style:rel-height="scale"><draw:object xlink:href="Object 28/" xlink:type="simple" xlink:show="embed" xlink:actuate="onLoad"/></draw:frame><text:span text:style-name="T307">.</text:span></text:p>
      <text:p text:style-name="P308"><text:span text:style-name="T309">Ir al paso 5</text:span><text:span text:style-name="T310">.</text:span></text:p>
      <text:list text:style-name="LFO17" text:continue-numbering="true">
        <text:list-item>
          <text:p text:style-name="P311">Se sustituye el valor de y en la ecuacion y se realizan las operaciones:</text:p>
        </text:list-item>
      </text:list>
      <text:p text:style-name="P312"><text:span text:style-name="T313"><text:s/></text:span><draw:frame draw:style-name="a30" text:anchor-type="as-char" svg:x="0in" svg:y="0in" svg:width="1.32292in" svg:height="0.19792in" style:rel-width="scale" style:rel-height="scale"><draw:object xlink:href="Object 29/" xlink:type="simple" xlink:show="embed" xlink:actuate="onLoad"/></draw:frame></text:p>
      <text:p text:style-name="P314">“y”*”y”=d</text:p>
      <text:p text:style-name="P315">4*d=e</text:p>
      <text:p text:style-name="P316">3*”y”=f</text:p>
      <text:p text:style-name="P317"><text:span text:style-name="T318">Se realiza la operacion<text:s/></text:span><text:span text:style-name="T319">e</text:span><text:span text:style-name="T320">-f=x</text:span><text:span text:style-name="T321">2<text:s/></text:span><text:span text:style-name="T322">y se guarda</text:span><text:span text:style-name="T323"><text:s/></text:span><text:span text:style-name="T324">en la variable x</text:span><text:span text:style-name="T325">2</text:span><text:span text:style-name="T326">.</text:span></text:p>
      <text:p text:style-name="P327">Ir al paso 6.</text:p>
      <text:list text:style-name="LFO17" text:continue-numbering="true">
        <text:list-item>
          <text:p text:style-name="P328"><text:span text:style-name="T329">Se imprime el resultado de x</text:span><text:span text:style-name="T330">1</text:span><text:span text:style-name="T331">.</text:span></text:p>
        </text:list-item>
        <text:list-item>
          <text:p text:style-name="P332"><text:span text:style-name="T333">Se imprime el resultado de x</text:span><text:span text:style-name="T334">2</text:span><text:span text:style-name="T335">.<text:s/></text:span></text:p>
        </text:list-item>
        <text:list-item>
          <text:p text:style-name="P336">Fin.</text:p>
        </text:list-item>
      </text:list>
      <text:p text:style-name="P337"/>
      <text:p text:style-name="P338">Prueba de escritorio:</text:p>
      <text:list text:style-name="LFO20" text:continue-numbering="true">
        <text:list-item>
          <text:p text:style-name="P339">Inicio.</text:p>
        </text:list-item>
        <text:list-item>
          <text:p text:style-name="P340">y= 5. “y”.</text:p>
        </text:list-item>
        <text:list-item>
          <text:p text:style-name="P341">“y” es mayor a dos.</text:p>
        </text:list-item>
        <text:list-item>
          <text:p text:style-name="P342">Se realizan las operaciones:</text:p>
        </text:list-item>
      </text:list>
      <text:p text:style-name="P343">5*5=d <text:s text:c="4"/>25=d</text:p>
      <text:p text:style-name="P344">4*25=e <text:s text:c="2"/>100=e</text:p>
      <text:p text:style-name="P345">3*5=f <text:s text:c="5"/>15=f <text:s/></text:p>
      <text:p text:style-name="P346"><text:span text:style-name="T347">100-15=x</text:span><text:span text:style-name="T348">2</text:span><text:span text:style-name="T349"><text:s text:c="5"/>85=x</text:span><text:span text:style-name="T350">2</text:span></text:p>
      <text:list text:style-name="LFO20" text:continue-numbering="true">
        <text:list-item>
          <text:p text:style-name="P351"><text:span text:style-name="T352">Se guarda la variable x</text:span><text:span text:style-name="T353">2</text:span></text:p>
        </text:list-item>
        <text:list-item>
          <text:p text:style-name="P354">Se imprime el resultado de 85.</text:p>
        </text:list-item>
        <text:list-item>
          <text:p text:style-name="P355">Fin.</text:p>
        </text:list-item>
      </text:list>
      <text:p text:style-name="P356"/>
      <text:soft-page-break/>
      <text:list text:style-name="LFO1" text:continue-numbering="true">
        <text:list-item>
          <text:p text:style-name="P357">Saber si un numero es positive o negativo:</text:p>
        </text:list-item>
      </text:list>
      <text:p text:style-name="P358">PROBLEMA:<text:s/></text:p>
      <text:p text:style-name="Párrafodelista"><text:span text:style-name="T359">Determinar si un número dado es positivo o negativo.<text:s/></text:span></text:p>
      <text:p text:style-name="P360">RESTRICCIONES:<text:s/></text:p>
      <text:p text:style-name="Párrafodelista"><text:span text:style-name="T361">El número no puede ser cero.<text:s/></text:span></text:p>
      <text:p text:style-name="P362">DATOS DE ENTRADA:<text:s/></text:p>
      <text:p text:style-name="Párrafodelista"><text:span text:style-name="T363">Número real.<text:s/></text:span></text:p>
      <text:p text:style-name="P364">DATOS DE SALIDA:</text:p>
      <text:p text:style-name="Párrafodelista"><text:span text:style-name="T365"><text:s/>La validación de si el número es positivo<text:s/></text:span></text:p>
      <text:p text:style-name="P366">DOMINIO:<text:s/></text:p>
      <text:p text:style-name="Párrafodelista"><text:span text:style-name="T367">Todos los número reales.<text:s/></text:span></text:p>
      <text:p text:style-name="P368">SOLUCIÓN:<text:s/></text:p>
      <text:p text:style-name="P369">1.<text:s/>Inicio</text:p>
      <text:p text:style-name="Párrafodelista"><text:span text:style-name="T370">2.<text:s/></text:span><text:span text:style-name="T371">Solicitar un número real.</text:span></text:p>
      <text:p text:style-name="Párrafodelista"><text:span text:style-name="T372">3</text:span><text:span text:style-name="T373">. Si el número ingresad</text:span><text:span text:style-name="T374">o es cero, se regresa al punto 2</text:span><text:span text:style-name="T375">.<text:s/></text:span></text:p>
      <text:p text:style-name="Párrafodelista"><text:span text:style-name="T376">4</text:span><text:span text:style-name="T377">. Si el número ingresado es diferente de cero, se validan las siguientes condiciones:</text:span></text:p>
      <text:p text:style-name="Párrafodelista"><text:span text:style-name="T378"><text:s text:c="3"/>4</text:span><text:span text:style-name="T379">.1 Si el número ingresado es mayor a 0 se puede afirmar que el número es positivo.</text:span></text:p>
      <text:p text:style-name="P380"><text:s/><text:s text:c="2"/>4.2 Si el número ingresado es menor a 0 se puede afirmar que el número es negativo.</text:p>
      <text:p text:style-name="P381">5. Fin.</text:p>
      <text:p text:style-name="P382">Prueba de escritorio:</text:p>
      <text:p text:style-name="P383">Numero Positivo:</text:p>
      <text:list text:style-name="LFO21" text:continue-numbering="true">
        <text:list-item>
          <text:p text:style-name="P384">Inicio.</text:p>
        </text:list-item>
        <text:list-item>
          <text:p text:style-name="P385">10</text:p>
        </text:list-item>
        <text:list-item>
          <text:p text:style-name="P386">El numero es diferente de 0.</text:p>
        </text:list-item>
        <text:list-item>
          <text:p text:style-name="P387">El numero es mayor de 0 por lo tanto es positivo.</text:p>
        </text:list-item>
        <text:list-item>
          <text:p text:style-name="P388">Fin.</text:p>
        </text:list-item>
      </text:list>
      <text:p text:style-name="P389">Numero Negativo:</text:p>
      <text:list text:style-name="LFO23" text:continue-numbering="true">
        <text:list-item>
          <text:p text:style-name="P390">Inicio.</text:p>
        </text:list-item>
        <text:list-item>
          <text:p text:style-name="P391">-7</text:p>
        </text:list-item>
        <text:list-item>
          <text:p text:style-name="P392">El numero es diferente de 0.</text:p>
        </text:list-item>
        <text:list-item>
          <text:p text:style-name="P393">El numero es menor a 0 por lo tanto es negative.</text:p>
        </text:list-item>
        <text:list-item>
          <text:p text:style-name="P394">Fin.</text:p>
        </text:list-item>
      </text:list>
      <text:p text:style-name="P395"/>
      <text:p text:style-name="P396"/>
      <text:p text:style-name="P397"/>
      <text:p text:style-name="P398"/>
      <text:p text:style-name="P399">Conclusiones:</text:p>
      <text:p text:style-name="Normal"><text:span text:style-name="T400">Con esta practica recorde los pasos que se deben seguir para hacer un algoritmo ya que puede ser algo complicado de realizer al momento de programar pero que a mi en lo personal creo que son<text:s/></text:span><text:span text:style-name="T401">mas<text:s/></text:span><text:span text:style-name="T402">sencillos<text:s/></text:span><text:span text:style-name="T403">que el diagram de fluj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Arial" style:font-name-asian="Droid Sans Fallback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4LVL1" style:family="text">
      <style:text-properties style:font-name="Symbol" style:font-name-asian="Droid Sans Fallback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style:font-name-asian="Droid Sans Fallback" style:font-name-complex="Ari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style:font-name-asian="Droid Sans Fallback" style:font-name-complex="Arial" fo:font-weight="bold" style:font-weight-asian="bold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style:font-name-asian="Droid Sans Fallback" style:font-name-complex="Aria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1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3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format="1" text:display-levels="2">
        <style:list-level-properties text:space-before="1in" text:min-label-width="0.2812in" text:list-level-position-and-space-mode="label-alignment">
          <style:list-level-label-alignment text:label-followed-by="listtab" fo:margin-left="1.2812in" fo:text-indent="-0.2812in"/>
        </style:list-level-properties>
      </text:list-level-style-number>
      <text:list-level-style-number text:level="3" style:num-format="1" text:display-levels="3">
        <style:list-level-properties text:space-before="1.25in" text:min-label-width="0.5in" text:list-level-position-and-space-mode="label-alignment">
          <style:list-level-label-alignment text:label-followed-by="listtab" fo:margin-left="1.7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style:num-format="1" text:display-levels="5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6" style:num-format="1" text:display-levels="6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7" style:num-format="1" text:display-levels="7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  <text:list-level-style-number text:level="8" style:num-format="1" text:display-levels="8">
        <style:list-level-properties text:space-before="2.5in" text:min-label-width="1.25in" text:list-level-position-and-space-mode="label-alignment">
          <style:list-level-label-alignment text:label-followed-by="listtab" fo:margin-left="3.75in" fo:text-indent="-1.25in"/>
        </style:list-level-properties>
      </text:list-level-style-number>
      <text:list-level-style-number text:level="9" style:num-format="1" text:display-levels="9">
        <style:list-level-properties text:space-before="2.75in" text:min-label-width="1.25in" text:list-level-position-and-space-mode="label-alignment">
          <style:list-level-label-alignment text:label-followed-by="listtab" fo:margin-left="4in" fo:text-indent="-1.25in"/>
        </style:list-level-properties>
      </text:list-level-style-number>
    </text:list-style>
    <text:list-style style:name="LFO15">
      <text:list-level-style-number text:level="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6">
      <text:list-level-style-number text:level="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7">
      <text:list-level-style-number text:level="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8">
      <text:list-level-style-number text:level="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)" style:num-format="1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166in" text:min-label-width="0.125in" text:list-level-position-and-space-mode="label-alignment">
          <style:list-level-label-alignment text:label-followed-by="listtab" fo:margin-left="2.0416in" fo:text-indent="-0.125in"/>
        </style:list-level-properties>
      </text:list-level-style-number>
      <text:list-level-style-number text:level="4" style:num-suffix="." style:num-format="1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166in" text:min-label-width="0.125in" text:list-level-position-and-space-mode="label-alignment">
          <style:list-level-label-alignment text:label-followed-by="listtab" fo:margin-left="3.5416in" fo:text-indent="-0.125in"/>
        </style:list-level-properties>
      </text:list-level-style-number>
      <text:list-level-style-number text:level="7" style:num-suffix="." style:num-format="1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166in" text:min-label-width="0.125in" text:list-level-position-and-space-mode="label-alignment">
          <style:list-level-label-alignment text:label-followed-by="listtab" fo:margin-left="5.0416in" fo:text-indent="-0.125in"/>
        </style:list-level-properties>
      </text:list-level-style-number>
    </text:list-style>
    <text:list-style style:name="LFO21">
      <text:list-level-style-number text:level="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2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3">
      <text:list-level-style-number text:level="1" style:num-suffix=")" style:num-format="1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166in" text:min-label-width="0.125in" text:list-level-position-and-space-mode="label-alignment">
          <style:list-level-label-alignment text:label-followed-by="listtab" fo:margin-left="2.0416in" fo:text-indent="-0.125in"/>
        </style:list-level-properties>
      </text:list-level-style-number>
      <text:list-level-style-number text:level="4" style:num-suffix="." style:num-format="1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166in" text:min-label-width="0.125in" text:list-level-position-and-space-mode="label-alignment">
          <style:list-level-label-alignment text:label-followed-by="listtab" fo:margin-left="3.5416in" fo:text-indent="-0.125in"/>
        </style:list-level-properties>
      </text:list-level-style-number>
      <text:list-level-style-number text:level="7" style:num-suffix="." style:num-format="1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166in" text:min-label-width="0.125in" text:list-level-position-and-space-mode="label-alignment">
          <style:list-level-label-alignment text:label-followed-by="listtab" fo:margin-left="5.0416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Luis Angel Castillo</dc:creator>
    <meta:creation-date>2017-09-04T02:52:00Z</meta:creation-date>
    <dc:date>2017-09-04T02:52:00Z</dc:date>
    <meta:template xlink:href="Normal" xlink:type="simple"/>
    <meta:editing-cycles>2</meta:editing-cycles>
    <meta:editing-duration>PT60S</meta:editing-duration>
    <meta:document-statistic meta:page-count="6" meta:paragraph-count="11" meta:word-count="900" meta:character-count="5842" meta:row-count="41" meta:non-whitespace-character-count="4953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  <mml:mi> </mml:mi>
    </mml:mrow>
  </mml:msub>
  <mml:mi>y</mml:mi>
  <mml:mi> </mml:mi>
  <mml:mi> </mml:mi>
  <mml:msub>
    <mml:mrow>
      <mml:mi>x</mml:mi>
    </mml:mrow>
    <mml:mrow>
      <mml:mn>2</mml:mn>
    </mml:mrow>
  </mml:msub>
</mml:math>
</file>

<file path=Object 10/content.xml><?xml version="1.0" encoding="utf-8"?>
<mml:math xmlns:mml="http://www.w3.org/1998/Math/MathML" xmlns:m="http://schemas.openxmlformats.org/officeDocument/2006/math">
  <mml:mfrac>
    <mml:mrow>
      <mml:mo>-</mml:mo>
      <mml:mi>b</mml:mi>
      <mml:mo>-</mml:mo>
      <mml:msqrt>
        <mml:mi>d</mml:mi>
      </mml:msqrt>
    </mml:mrow>
    <mml:mrow>
      <mml:mn>2</mml:mn>
      <mml:mi>a</mml:mi>
    </mml:mrow>
  </mml:mfrac>
  <mml:mi> </mml:mi>
  <mml:mo>=</mml:mo>
  <mml:msub>
    <mml:mrow>
      <mml:mi>x</mml:mi>
    </mml:mrow>
    <mml:mrow>
      <mml:mn>2</mml:mn>
    </mml:mrow>
  </mml:msub>
</mml:math>
</file>

<file path=Object 11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</mml:mrow>
  </mml:msub>
</mml:math>
</file>

<file path=Object 12/content.xml><?xml version="1.0" encoding="utf-8"?>
<mml:math xmlns:mml="http://www.w3.org/1998/Math/MathML" xmlns:m="http://schemas.openxmlformats.org/officeDocument/2006/math">
  <mml:msub>
    <mml:mrow>
      <mml:mi>x</mml:mi>
    </mml:mrow>
    <mml:mrow>
      <mml:mn>2</mml:mn>
    </mml:mrow>
  </mml:msub>
</mml:math>
</file>

<file path=Object 13/content.xml><?xml version="1.0" encoding="utf-8"?>
<mml:math xmlns:mml="http://www.w3.org/1998/Math/MathML" xmlns:m="http://schemas.openxmlformats.org/officeDocument/2006/math">
  <mml:mfrac>
    <mml:mrow>
      <mml:mo>-</mml:mo>
      <mml:mfenced separators="|">
        <mml:mrow>
          <mml:mo>-</mml:mo>
          <mml:mn>5</mml:mn>
        </mml:mrow>
      </mml:mfenced>
      <mml:mo>+</mml:mo>
      <mml:msqrt>
        <mml:mn>1</mml:mn>
      </mml:msqrt>
    </mml:mrow>
    <mml:mrow>
      <mml:mn>2</mml:mn>
      <mml:mfenced separators="|">
        <mml:mrow>
          <mml:mn>1</mml:mn>
        </mml:mrow>
      </mml:mfenced>
    </mml:mrow>
  </mml:mfrac>
</mml:math>
</file>

<file path=Object 14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</mml:mrow>
  </mml:msub>
</mml:math>
</file>

<file path=Object 15/content.xml><?xml version="1.0" encoding="utf-8"?>
<mml:math xmlns:mml="http://www.w3.org/1998/Math/MathML" xmlns:m="http://schemas.openxmlformats.org/officeDocument/2006/math">
  <mml:mfrac>
    <mml:mrow>
      <mml:mo>-</mml:mo>
      <mml:mfenced separators="|">
        <mml:mrow>
          <mml:mo>-</mml:mo>
          <mml:mn>5</mml:mn>
        </mml:mrow>
      </mml:mfenced>
      <mml:mo>-</mml:mo>
      <mml:msqrt>
        <mml:mn>1</mml:mn>
      </mml:msqrt>
    </mml:mrow>
    <mml:mrow>
      <mml:mn>2</mml:mn>
      <mml:mfenced separators="|">
        <mml:mrow>
          <mml:mn>1</mml:mn>
        </mml:mrow>
      </mml:mfenced>
    </mml:mrow>
  </mml:mfrac>
  <mml:mo>=</mml:mo>
  <mml:msub>
    <mml:mrow>
      <mml:mi>x</mml:mi>
    </mml:mrow>
    <mml:mrow>
      <mml:mn>2</mml:mn>
    </mml:mrow>
  </mml:msub>
</mml:math>
</file>

<file path=Object 16/content.xml><?xml version="1.0" encoding="utf-8"?>
<mml:math xmlns:mml="http://www.w3.org/1998/Math/MathML" xmlns:m="http://schemas.openxmlformats.org/officeDocument/2006/math">
  <mml:mfrac>
    <mml:mrow>
      <mml:mn>5</mml:mn>
      <mml:mo>+</mml:mo>
      <mml:mn>1</mml:mn>
    </mml:mrow>
    <mml:mrow>
      <mml:mn>2</mml:mn>
    </mml:mrow>
  </mml:mfrac>
  <mml:mo>=</mml:mo>
  <mml:msub>
    <mml:mrow>
      <mml:mi>x</mml:mi>
    </mml:mrow>
    <mml:mrow>
      <mml:mn>1</mml:mn>
    </mml:mrow>
  </mml:msub>
</mml:math>
</file>

<file path=Object 17/content.xml><?xml version="1.0" encoding="utf-8"?>
<mml:math xmlns:mml="http://www.w3.org/1998/Math/MathML" xmlns:m="http://schemas.openxmlformats.org/officeDocument/2006/math">
  <mml:mfrac>
    <mml:mrow>
      <mml:mn>5</mml:mn>
      <mml:mo>-</mml:mo>
      <mml:mn>1</mml:mn>
    </mml:mrow>
    <mml:mrow>
      <mml:mn>2</mml:mn>
    </mml:mrow>
  </mml:mfrac>
  <mml:mo>=</mml:mo>
  <mml:msub>
    <mml:mrow>
      <mml:mi>x</mml:mi>
    </mml:mrow>
    <mml:mrow>
      <mml:mn>2</mml:mn>
    </mml:mrow>
  </mml:msub>
</mml:math>
</file>

<file path=Object 18/content.xml><?xml version="1.0" encoding="utf-8"?>
<mml:math xmlns:mml="http://www.w3.org/1998/Math/MathML" xmlns:m="http://schemas.openxmlformats.org/officeDocument/2006/math">
  <mml:mfrac>
    <mml:mrow>
      <mml:mn>6</mml:mn>
    </mml:mrow>
    <mml:mrow>
      <mml:mn>2</mml:mn>
    </mml:mrow>
  </mml:mfrac>
  <mml:mo>=</mml:mo>
  <mml:msub>
    <mml:mrow>
      <mml:mi>x</mml:mi>
    </mml:mrow>
    <mml:mrow>
      <mml:mn>1</mml:mn>
    </mml:mrow>
  </mml:msub>
</mml:math>
</file>

<file path=Object 19/content.xml><?xml version="1.0" encoding="utf-8"?>
<mml:math xmlns:mml="http://www.w3.org/1998/Math/MathML" xmlns:m="http://schemas.openxmlformats.org/officeDocument/2006/math">
  <mml:mfrac>
    <mml:mrow>
      <mml:mn>4</mml:mn>
    </mml:mrow>
    <mml:mrow>
      <mml:mn>2</mml:mn>
    </mml:mrow>
  </mml:mfrac>
  <mml:mo>=</mml:mo>
  <mml:msub>
    <mml:mrow>
      <mml:mi>x</mml:mi>
    </mml:mrow>
    <mml:mrow>
      <mml:mn>2</mml:mn>
    </mml:mrow>
  </mml:msub>
</mml:math>
</file>

<file path=Object 2/content.xml><?xml version="1.0" encoding="utf-8"?>
<mml:math xmlns:mml="http://www.w3.org/1998/Math/MathML" xmlns:m="http://schemas.openxmlformats.org/officeDocument/2006/math">
  <mml:mi>x</mml:mi>
  <mml:mo>=</mml:mo>
  <mml:mfrac>
    <mml:mrow>
      <mml:mo>-</mml:mo>
      <mml:mi>b</mml:mi>
      <mml:mo>±</mml:mo>
      <mml:msqrt>
        <mml:msup>
          <mml:mrow>
            <mml:mi>b</mml:mi>
          </mml:mrow>
          <mml:mrow>
            <mml:mn>2</mml:mn>
          </mml:mrow>
        </mml:msup>
        <mml:mo>-</mml:mo>
        <mml:mn>4</mml:mn>
        <mml:mi>a</mml:mi>
        <mml:mi>c</mml:mi>
      </mml:msqrt>
    </mml:mrow>
    <mml:mrow>
      <mml:mn>2</mml:mn>
      <mml:mi>a</mml:mi>
    </mml:mrow>
  </mml:mfrac>
</mml:math>
</file>

<file path=Object 20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</mml:mrow>
  </mml:msub>
</mml:math>
</file>

<file path=Object 21/content.xml><?xml version="1.0" encoding="utf-8"?>
<mml:math xmlns:mml="http://www.w3.org/1998/Math/MathML" xmlns:m="http://schemas.openxmlformats.org/officeDocument/2006/math">
  <mml:msub>
    <mml:mrow>
      <mml:mi>x</mml:mi>
    </mml:mrow>
    <mml:mrow>
      <mml:mn>2</mml:mn>
    </mml:mrow>
  </mml:msub>
</mml:math>
</file>

<file path=Object 22/content.xml><?xml version="1.0" encoding="utf-8"?>
<mml:math xmlns:mml="http://www.w3.org/1998/Math/MathML" xmlns:m="http://schemas.openxmlformats.org/officeDocument/2006/math">
  <mml:mn>0</mml:mn>
  <mml:mo>≤</mml:mo>
  <mml:mi>m</mml:mi>
  <mml:mo>≤</mml:mo>
  <mml:mn>10</mml:mn>
</mml:math>
</file>

<file path=Object 23/content.xml><?xml version="1.0" encoding="utf-8"?>
<mml:math xmlns:mml="http://www.w3.org/1998/Math/MathML" xmlns:m="http://schemas.openxmlformats.org/officeDocument/2006/math">
  <mml:mi> </mml:mi>
  <mml:mi> </mml:mi>
  <mml:mi> </mml:mi>
  <mml:mi> </mml:mi>
  <mml:mi> </mml:mi>
  <mml:mi> </mml:mi>
  <mml:mi> </mml:mi>
  <mml:mi> </mml:mi>
  <mml:mi> </mml:mi>
  <mml:mi> </mml:mi>
  <mml:mi>y</mml:mi>
  <mml:mo>&lt;</mml:mo>
  <mml:mn>2</mml:mn>
</mml:math>
</file>

<file path=Object 24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</mml:mrow>
  </mml:msub>
  <mml:mo>=</mml:mo>
  <mml:msup>
    <mml:mrow>
      <mml:mi>y</mml:mi>
    </mml:mrow>
    <mml:mrow>
      <mml:mn>2</mml:mn>
    </mml:mrow>
  </mml:msup>
  <mml:mo>+</mml:mo>
  <mml:mn>4</mml:mn>
  <mml:mi>y</mml:mi>
  <mml:mo>-</mml:mo>
  <mml:mn>25</mml:mn>
</mml:math>
</file>

<file path=Object 25/content.xml><?xml version="1.0" encoding="utf-8"?>
<mml:math xmlns:mml="http://www.w3.org/1998/Math/MathML" xmlns:m="http://schemas.openxmlformats.org/officeDocument/2006/math">
  <mml:mi> </mml:mi>
  <mml:mi>y</mml:mi>
  <mml:mo>&gt;</mml:mo>
  <mml:mn>2</mml:mn>
</mml:math>
</file>

<file path=Object 26/content.xml><?xml version="1.0" encoding="utf-8"?>
<mml:math xmlns:mml="http://www.w3.org/1998/Math/MathML" xmlns:m="http://schemas.openxmlformats.org/officeDocument/2006/math">
  <mml:msub>
    <mml:mrow>
      <mml:mi mathvariant="bold-italic">x</mml:mi>
    </mml:mrow>
    <mml:mrow>
      <mml:mn>2</mml:mn>
    </mml:mrow>
  </mml:msub>
  <mml:mo>=</mml:mo>
  <mml:mn>4</mml:mn>
  <mml:msup>
    <mml:mrow>
      <mml:mi>y</mml:mi>
    </mml:mrow>
    <mml:mrow>
      <mml:mn>2</mml:mn>
    </mml:mrow>
  </mml:msup>
  <mml:mo>-</mml:mo>
  <mml:mn>3</mml:mn>
  <mml:mi>y</mml:mi>
  <mml:mo>+</mml:mo>
  <mml:mn>0</mml:mn>
</mml:math>
</file>

<file path=Object 27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</mml:mrow>
  </mml:msub>
  <mml:mo>=</mml:mo>
  <mml:msup>
    <mml:mrow>
      <mml:mi>y</mml:mi>
    </mml:mrow>
    <mml:mrow>
      <mml:mn>2</mml:mn>
    </mml:mrow>
  </mml:msup>
  <mml:mo>+</mml:mo>
  <mml:mn>4</mml:mn>
  <mml:mi>y</mml:mi>
  <mml:mo>-</mml:mo>
  <mml:mn>25</mml:mn>
</mml:math>
</file>

<file path=Object 28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</mml:mrow>
  </mml:msub>
</mml:math>
</file>

<file path=Object 29/content.xml><?xml version="1.0" encoding="utf-8"?>
<mml:math xmlns:mml="http://www.w3.org/1998/Math/MathML" xmlns:m="http://schemas.openxmlformats.org/officeDocument/2006/math">
  <mml:msub>
    <mml:mrow>
      <mml:mi>x</mml:mi>
    </mml:mrow>
    <mml:mrow>
      <mml:mn>2</mml:mn>
    </mml:mrow>
  </mml:msub>
  <mml:mo>=</mml:mo>
  <mml:mn>4</mml:mn>
  <mml:msup>
    <mml:mrow>
      <mml:mi>y</mml:mi>
    </mml:mrow>
    <mml:mrow>
      <mml:mn>2</mml:mn>
    </mml:mrow>
  </mml:msup>
  <mml:mo>-</mml:mo>
  <mml:mn>3</mml:mn>
  <mml:mi>y</mml:mi>
  <mml:mo>+</mml:mo>
  <mml:mn>0</mml:mn>
</mml:math>
</file>

<file path=Object 3/content.xml><?xml version="1.0" encoding="utf-8"?>
<mml:math xmlns:mml="http://www.w3.org/1998/Math/MathML" xmlns:m="http://schemas.openxmlformats.org/officeDocument/2006/math">
  <mml:msup>
    <mml:mrow>
      <mml:mi mathvariant="normal">b</mml:mi>
    </mml:mrow>
    <mml:mrow>
      <mml:mn>2</mml:mn>
    </mml:mrow>
  </mml:msup>
  <mml:mo>-</mml:mo>
  <mml:mn>4</mml:mn>
  <mml:mi mathvariant="normal">a</mml:mi>
  <mml:mi mathvariant="normal">c</mml:mi>
  <mml:mo>=</mml:mo>
  <mml:mi mathvariant="normal">d</mml:mi>
</mml:math>
</file>

<file path=Object 4/content.xml><?xml version="1.0" encoding="utf-8"?>
<mml:math xmlns:mml="http://www.w3.org/1998/Math/MathML" xmlns:m="http://schemas.openxmlformats.org/officeDocument/2006/math">
  <mml:msqrt>
    <mml:mi>b</mml:mi>
    <mml:mfenced separators="|">
      <mml:mrow>
        <mml:mo>-</mml:mo>
        <mml:mn>1</mml:mn>
      </mml:mrow>
    </mml:mfenced>
  </mml:msqrt>
  <mml:mo>=</mml:mo>
  <mml:mi>z</mml:mi>
</mml:math>
</file>

<file path=Object 5/content.xml><?xml version="1.0" encoding="utf-8"?>
<mml:math xmlns:mml="http://www.w3.org/1998/Math/MathML" xmlns:m="http://schemas.openxmlformats.org/officeDocument/2006/math">
  <mml:mi>r</mml:mi>
  <mml:mo>=</mml:mo>
  <mml:mfrac>
    <mml:mrow>
      <mml:mo>-</mml:mo>
      <mml:mi>b</mml:mi>
    </mml:mrow>
    <mml:mrow>
      <mml:mn>2</mml:mn>
      <mml:mi>a</mml:mi>
    </mml:mrow>
  </mml:mfrac>
</mml:math>
</file>

<file path=Object 6/content.xml><?xml version="1.0" encoding="utf-8"?>
<mml:math xmlns:mml="http://www.w3.org/1998/Math/MathML" xmlns:m="http://schemas.openxmlformats.org/officeDocument/2006/math">
  <mml:mi>n</mml:mi>
  <mml:mo>=</mml:mo>
  <mml:mfrac>
    <mml:mrow>
      <mml:mi>z</mml:mi>
    </mml:mrow>
    <mml:mrow>
      <mml:mn>2</mml:mn>
      <mml:mi>a</mml:mi>
    </mml:mrow>
  </mml:mfrac>
</mml:math>
</file>

<file path=Object 7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</mml:mrow>
  </mml:msub>
  <mml:mo>=</mml:mo>
  <mml:mi>r</mml:mi>
  <mml:mo>+</mml:mo>
  <mml:mi>n</mml:mi>
  <mml:mi>i</mml:mi>
</mml:math>
</file>

<file path=Object 8/content.xml><?xml version="1.0" encoding="utf-8"?>
<mml:math xmlns:mml="http://www.w3.org/1998/Math/MathML" xmlns:m="http://schemas.openxmlformats.org/officeDocument/2006/math">
  <mml:msub>
    <mml:mrow>
      <mml:mi>x</mml:mi>
    </mml:mrow>
    <mml:mrow>
      <mml:mn>2</mml:mn>
    </mml:mrow>
  </mml:msub>
  <mml:mo>=</mml:mo>
  <mml:mi>r</mml:mi>
  <mml:mo>-</mml:mo>
  <mml:mi>n</mml:mi>
  <mml:mi>i</mml:mi>
</mml:math>
</file>

<file path=Object 9/content.xml><?xml version="1.0" encoding="utf-8"?>
<mml:math xmlns:mml="http://www.w3.org/1998/Math/MathML" xmlns:m="http://schemas.openxmlformats.org/officeDocument/2006/math">
  <mml:mfrac>
    <mml:mrow>
      <mml:mo>-</mml:mo>
      <mml:mi>b</mml:mi>
      <mml:mo>+</mml:mo>
      <mml:msqrt>
        <mml:mi>d</mml:mi>
      </mml:msqrt>
    </mml:mrow>
    <mml:mrow>
      <mml:mn>2</mml:mn>
      <mml:mi>a</mml:mi>
    </mml:mrow>
  </mml:mfrac>
  <mml:mi> </mml:mi>
  <mml:mo>=</mml:mo>
  <mml:msub>
    <mml:mrow>
      <mml:mi>x</mml:mi>
    </mml:mrow>
    <mml:mrow>
      <mml:mn>1</mml:mn>
    </mml:mrow>
  </mml:msub>
</mml:math>
</file>